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075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23241f" fo:padding="0.0694in" fo:border="none">
        <style:background-image/>
      </style:table-cell-properties>
    </style:style>
    <style:style style:name="Table2" style:family="table">
      <style:table-properties style:width="6.2701in" fo:margin-left="-0.075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23241f" fo:padding="0.0694in" fo:border="none">
        <style:background-image/>
      </style:table-cell-properties>
    </style:style>
    <style:style style:name="Table3" style:family="table">
      <style:table-properties style:width="6.2701in" fo:margin-left="-0.075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23241f" fo:padding="0.0694in" fo:border="none">
        <style:background-image/>
      </style:table-cell-properties>
    </style:style>
    <style:style style:name="Table4" style:family="table">
      <style:table-properties style:width="6.2701in" fo:margin-left="-0.0813in" fo:margin-top="0in" fo:margin-bottom="0in" table:align="left"/>
    </style:style>
    <style:style style:name="Table4.A" style:family="table-column">
      <style:table-column-properties style:column-width="1.2563in"/>
    </style:style>
    <style:style style:name="Table4.C" style:family="table-column">
      <style:table-column-properties style:column-width="1.6667in"/>
    </style:style>
    <style:style style:name="Table4.D" style:family="table-column">
      <style:table-column-properties style:column-width="0.834in"/>
    </style:style>
    <style:style style:name="Table4.E" style:family="table-column">
      <style:table-column-properties style:column-width="1.2569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2701in" fo:margin-left="-0.075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23241f" fo:padding="0.0694in" fo:border="none">
        <style:background-image/>
      </style:table-cell-properties>
    </style:style>
    <style:style style:name="Table6" style:family="table">
      <style:table-properties style:width="6.2701in" fo:margin-left="-0.075in" fo:margin-top="0in" fo:margin-bottom="0in"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23241f" fo:padding="0.0694in" fo:border="none">
        <style:background-image/>
      </style:table-cell-properties>
    </style:style>
    <style:style style:name="Table7" style:family="table">
      <style:table-properties style:width="6.2701in" fo:margin-left="-0.075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23241f" fo:padding="0.0694in" fo:border="none">
        <style:background-image/>
      </style:table-cell-properties>
    </style:style>
    <style:style style:name="Table8" style:family="table">
      <style:table-properties style:width="6.2701in" fo:margin-left="-0.075in" fo:margin-top="0in" fo:margin-bottom="0in"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23241f" fo:padding="0.0694in" fo:border="none">
        <style:background-image/>
      </style:table-cell-properties>
    </style:style>
    <style:style style:name="Table9" style:family="table">
      <style:table-properties style:width="6.2701in" fo:margin-left="-0.075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23241f" fo:padding="0.0694in" fo:border="none">
        <style:background-image/>
      </style:table-cell-properties>
    </style:style>
    <style:style style:name="Table10" style:family="table">
      <style:table-properties style:width="6.2701in" fo:margin-left="-0.075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23241f" fo:padding="0.0694in" fo:border="none">
        <style:background-image/>
      </style:table-cell-properties>
    </style:style>
    <style:style style:name="Table11" style:family="table">
      <style:table-properties style:width="6.2701in" fo:margin-left="-0.075in" fo:margin-top="0in" fo:margin-bottom="0in"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23241f" fo:padding="0.0694in" fo:border="none">
        <style:background-image/>
      </style:table-cell-properties>
    </style:style>
    <style:style style:name="Table12" style:family="table">
      <style:table-properties style:width="6.2701in" fo:margin-left="-0.075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23241f" fo:padding="0.0694in" fo:border="none">
        <style:background-image/>
      </style:table-cell-properties>
    </style:style>
    <style:style style:name="Table13" style:family="table">
      <style:table-properties style:width="6.2701in" fo:margin-left="-0.075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23241f" fo:padding="0.0694in" fo:border="none">
        <style:background-image/>
      </style:table-cell-properties>
    </style:style>
    <style:style style:name="Table14" style:family="table">
      <style:table-properties style:width="6.2701in" fo:margin-left="-0.075in" fo:margin-top="0in" fo:margin-bottom="0in"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23241f" fo:padding="0.0694in" fo:border="none">
        <style:background-image/>
      </style:table-cell-properties>
    </style:style>
    <style:style style:name="Table15" style:family="table">
      <style:table-properties style:width="6.2701in" fo:margin-left="-0.075in" fo:margin-top="0in" fo:margin-bottom="0in"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23241f" fo:padding="0.0694in" fo:border="none">
        <style:background-image/>
      </style:table-cell-properties>
    </style:style>
    <style:style style:name="Table16" style:family="table">
      <style:table-properties style:width="6.2701in" fo:margin-left="-0.075in" fo:margin-top="0in" fo:margin-bottom="0in"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23241f" fo:padding="0.0694in" fo:border="none">
        <style:background-image/>
      </style:table-cell-properties>
    </style:style>
    <style:style style:name="Table17" style:family="table">
      <style:table-properties style:width="6.2701in" fo:margin-left="-0.075in" fo:margin-top="0in" fo:margin-bottom="0in"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23241f" fo:padding="0.0694in" fo:border="none">
        <style:background-image/>
      </style:table-cell-properties>
    </style:style>
    <style:style style:name="Table18" style:family="table">
      <style:table-properties style:width="6.2701in" fo:margin-left="-0.075in" fo:margin-top="0in" fo:margin-bottom="0in"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23241f" fo:padding="0.0694in" fo:border="none">
        <style:background-image/>
      </style:table-cell-properties>
    </style:style>
    <style:style style:name="Table19" style:family="table">
      <style:table-properties style:width="6.2701in" fo:margin-left="-0.075in" fo:margin-top="0in" fo:margin-bottom="0in"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23241f" fo:padding="0.0694in" fo:border="none">
        <style:background-image/>
      </style:table-cell-properties>
    </style:style>
    <style:style style:name="Table20" style:family="table">
      <style:table-properties style:width="6.2701in" fo:margin-left="-0.075in" fo:margin-top="0in" fo:margin-bottom="0in"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23241f" fo:padding="0.0694in" fo:border="none">
        <style:background-image/>
      </style:table-cell-properties>
    </style:style>
    <style:style style:name="Table21" style:family="table">
      <style:table-properties style:width="6.2701in" fo:margin-left="-0.075in" fo:margin-top="0in" fo:margin-bottom="0in"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23241f" fo:padding="0.0694in" fo:border="none">
        <style:background-image/>
      </style:table-cell-properties>
    </style:style>
    <style:style style:name="Table22" style:family="table">
      <style:table-properties style:width="6.2701in" fo:margin-left="-0.075in" fo:margin-top="0in" fo:margin-bottom="0in"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23241f" fo:padding="0.0694in" fo:border="none">
        <style:background-image/>
      </style:table-cell-properties>
    </style:style>
    <style:style style:name="Table23" style:family="table">
      <style:table-properties style:width="6.2701in" fo:margin-left="-0.075in" fo:margin-top="0in" fo:margin-bottom="0in"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23241f" fo:padding="0.0694in" fo:border="none">
        <style:background-image/>
      </style:table-cell-properties>
    </style:style>
    <style:style style:name="Table24" style:family="table">
      <style:table-properties style:width="6.2701in" fo:margin-left="-0.075in" fo:margin-top="0in" fo:margin-bottom="0in"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23241f" fo:padding="0.0694in" fo:border="none">
        <style:background-image/>
      </style:table-cell-properties>
    </style:style>
    <style:style style:name="Table25" style:family="table">
      <style:table-properties style:width="6.2701in" fo:margin-left="-0.075in" fo:margin-top="0in" fo:margin-bottom="0in"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23241f" fo:padding="0.0694in" fo:border="none">
        <style:background-image/>
      </style:table-cell-properties>
    </style:style>
    <style:style style:name="Table26" style:family="table">
      <style:table-properties style:width="6.2701in" fo:margin-left="-0.075in" fo:margin-top="0in" fo:margin-bottom="0in"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23241f" fo:padding="0.0694in" fo:border="none">
        <style:background-image/>
      </style:table-cell-properties>
    </style:style>
    <style:style style:name="Table27" style:family="table">
      <style:table-properties style:width="6.2701in" fo:margin-left="-0.075in" fo:margin-top="0in" fo:margin-bottom="0in"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23241f" fo:padding="0.0694in" fo:border="none">
        <style:background-image/>
      </style:table-cell-properties>
    </style:style>
    <style:style style:name="Table28" style:family="table">
      <style:table-properties style:width="6.2701in" fo:margin-left="-0.075in" fo:margin-top="0in" fo:margin-bottom="0in"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23241f" fo:padding="0.0694in" fo:border="none">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Roboto" fo:font-weight="bold" style:font-name-asian="Roboto1" style:font-weight-asian="bold" style:font-name-complex="Roboto1"/>
    </style:style>
    <style:style style:name="P3" style:family="paragraph" style:parent-style-name="Standard">
      <style:paragraph-properties fo:margin-top="0in" fo:margin-bottom="0in" loext:contextual-spacing="false"/>
      <style:text-properties style:font-name="Roboto" style:font-name-asian="Roboto1" style:font-name-complex="Roboto1"/>
    </style:style>
    <style:style style:name="P4" style:family="paragraph" style:parent-style-name="Standard">
      <style:paragraph-properties fo:margin-top="0in" fo:margin-bottom="0in" loext:contextual-spacing="false"/>
      <style:text-properties style:font-name="Roboto" fo:font-size="12pt" style:font-name-asian="Roboto1" style:font-size-asian="12pt" style:font-name-complex="Roboto1" style:font-size-complex="12pt"/>
    </style:style>
    <style:style style:name="P5" style:family="paragraph" style:parent-style-name="Standard">
      <style:paragraph-properties fo:margin-top="0in" fo:margin-bottom="0in" loext:contextual-spacing="false" fo:line-height="100%"/>
      <style:text-properties style:font-name="Roboto" fo:font-size="12pt" style:font-name-asian="Roboto1" style:font-size-asian="12pt" style:font-name-complex="Roboto1" style:font-size-complex="12pt"/>
    </style:style>
    <style:style style:name="P6" style:family="paragraph" style:parent-style-name="Standard">
      <style:paragraph-properties fo:margin-top="0in" fo:margin-bottom="0in" loext:contextual-spacing="false"/>
      <style:text-properties style:font-name="Roboto" fo:font-size="12pt" fo:font-weight="bold" style:font-name-asian="Roboto1" style:font-size-asian="12pt" style:font-weight-asian="bold" style:font-name-complex="Roboto1" style:font-size-complex="12pt"/>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list-style-name="WWNum2">
      <style:paragraph-properties fo:margin-left="0.5in" fo:margin-right="0in" fo:margin-top="0in" fo:margin-bottom="0in" loext:contextual-spacing="true" fo:text-indent="-0.25in" style:auto-text-indent="false"/>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14" style:family="paragraph" style:parent-style-name="Standard">
      <style:paragraph-properties fo:margin-top="0in" fo:margin-bottom="0.0972in" loext:contextual-spacing="false" fo:line-height="120%"/>
    </style:style>
    <style:style style:name="P15" style:family="paragraph" style:parent-style-name="Heading_20_1">
      <style:paragraph-properties fo:margin-top="0.278in" fo:margin-bottom="0.0835in" loext:contextual-spacing="false"/>
    </style:style>
    <style:style style:name="P16" style:family="paragraph" style:parent-style-name="Heading_20_1">
      <style:paragraph-properties fo:margin-top="0.278in" fo:margin-bottom="0.0835in" loext:contextual-spacing="false" fo:line-height="100%"/>
    </style:style>
    <style:style style:name="P17"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style:font-name="Roboto" fo:font-size="12pt" fo:font-weight="bold" style:font-name-asian="Roboto1" style:font-size-asian="12pt" style:font-weight-asian="bold" style:font-name-complex="Roboto1" style:font-size-complex="12pt"/>
    </style:style>
    <style:style style:name="T5" style:family="text">
      <style:text-properties style:font-name="Roboto" fo:font-size="12pt" style:font-name-asian="Roboto1" style:font-size-asian="12pt" style:font-name-complex="Roboto1" style:font-size-complex="12pt"/>
    </style:style>
    <style:style style:name="T6" style:family="text">
      <style:text-properties style:font-name="Roboto" fo:font-size="12pt" style:text-underline-style="none" style:font-name-asian="Roboto1" style:font-size-asian="12pt" style:font-name-complex="Roboto1" style:font-size-complex="12pt"/>
    </style:style>
    <style:style style:name="T7" style:family="text">
      <style:text-properties fo:color="#75715e"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8" style:family="text">
      <style:text-properties fo:color="#75715e"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9" style:family="text">
      <style:text-properties fo:color="#75715e" style:font-name="Roboto" fo:background-color="#23241f" loext:char-shading-value="0" style:font-name-asian="Roboto1" style:font-name-complex="Roboto1"/>
    </style:style>
    <style:style style:name="T10" style:family="text">
      <style:text-properties fo:color="#f8f8f2"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11" style:family="text">
      <style:text-properties fo:color="#f8f8f2"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12" style:family="text">
      <style:text-properties fo:color="#f8f8f2" style:font-name="Roboto" fo:background-color="#23241f" loext:char-shading-value="0" style:font-name-asian="Roboto1" style:font-name-complex="Roboto1"/>
    </style:style>
    <style:style style:name="T13" style:family="text">
      <style:text-properties fo:color="#f8f8f2" style:font-name="Consolas" fo:font-size="12pt" fo:background-color="#23241f" loext:char-shading-value="0" style:font-name-asian="Consolas1" style:font-size-asian="12pt" style:font-name-complex="Consolas1" style:font-size-complex="12pt"/>
    </style:style>
    <style:style style:name="T14" style:family="text">
      <style:text-properties fo:color="#f92672"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15" style:family="text">
      <style:text-properties fo:color="#f92672"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16" style:family="text">
      <style:text-properties fo:color="#f92672" style:font-name="Roboto" fo:background-color="#23241f" loext:char-shading-value="0" style:font-name-asian="Roboto1" style:font-name-complex="Roboto1"/>
    </style:style>
    <style:style style:name="T17" style:family="text">
      <style:text-properties fo:color="#ae81ff" style:text-line-through-style="none" style:text-line-through-type="none" style:font-name="Roboto" fo:font-style="normal" style:text-underline-style="none" fo:background-color="#23241f" loext:char-shading-value="0" style:font-name-asian="Roboto1" style:font-style-asian="normal" style:font-name-complex="Roboto1"/>
    </style:style>
    <style:style style:name="T18" style:family="text">
      <style:text-properties fo:color="#ae81ff" style:text-line-through-style="none" style:text-line-through-type="none" style:font-name="Consolas" fo:font-size="12pt" fo:font-style="normal" style:text-underline-style="none" fo:font-weight="normal" fo:background-color="#23241f" loext:char-shading-value="0" style:font-name-asian="Consolas1" style:font-size-asian="12pt" style:font-style-asian="normal" style:font-weight-asian="normal" style:font-name-complex="Consolas1" style:font-size-complex="12pt"/>
    </style:style>
    <style:style style:name="T19" style:family="text">
      <style:text-properties fo:color="#ae81ff" style:font-name="Roboto" fo:background-color="#23241f" loext:char-shading-value="0" style:font-name-asian="Roboto1" style:font-name-complex="Roboto1"/>
    </style:style>
    <style:style style:name="T20" style:family="text">
      <style:text-properties fo:color="#ae81ff" style:font-name="Consolas" fo:font-size="12pt" fo:background-color="#23241f" loext:char-shading-value="0" style:font-name-asian="Consolas1" style:font-size-asian="12pt" style:font-name-complex="Consolas1" style:font-size-complex="12pt"/>
    </style:style>
    <style:style style:name="T21" style:family="text">
      <style:text-properties style:text-position="super 58%" style:font-name="Roboto" fo:font-size="12pt" style:font-name-asian="Roboto1" style:font-size-asian="12pt" style:font-name-complex="Roboto1" style:font-size-complex="12pt"/>
    </style:style>
    <style:style style:name="T22"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hp2a55y9d477"/>PER CODICE DOCUMENTO CODIFICA CPP MONOKAI-SUBLIME: <text:a xlink:type="simple" xlink:href="https://chrome.google.com/webstore/detail/code-blocks/ebieibfdjgmmimpldgengceekpfefmfd?utm_source=permalink" text:style-name="Internet_20_link" text:visited-style-name="Visited_20_Internet_20_Link"><text:span text:style-name="T1">https://chrome.google.com/webstore/detail/code-blocks/ebieibfdjgmmimpldgengceekpfefmfd?utm_source=permalink</text:span></text:a></text:p>
      <text:p text:style-name="P2"/>
      <text:p text:style-name="P2"/>
      <text:p text:style-name="P1"><text:span text:style-name="T2">Duplicati</text:span></text:p>
      <text:p text:style-name="P1"><text:span text:style-name="T3">Realizzare una funzione Dup(A,p,r) che verifica, in modo divide et impera, la presenza di duplicati nell'array A.</text:span></text:p>
      <text:p text:style-name="P8"/>
      <table:table table:name="Table1" table:style-name="Table1">
        <table:table-column table:style-name="Table1.A"/>
        <text:soft-page-break/>
        <table:table-row table:style-name="Table1.1">
          <table:table-cell table:style-name="Table1.A1" office:value-type="string">
            <text:p text:style-name="P9"><text:span text:style-name="T7">//con array A ordinato</text:span><text:span text:style-name="T10"><text:line-break/>duplicati(</text:span><text:span text:style-name="T14">int</text:span><text:span text:style-name="T10"> []A,</text:span><text:span text:style-name="T14">int</text:span><text:span text:style-name="T10"> l,</text:span><text:span text:style-name="T14">int</text:span><text:span text:style-name="T10"> r){<text:line-break/><text:tab/></text:span><text:span text:style-name="T14">if</text:span><text:span text:style-name="T10">(l &gt;= r)<text:line-break/><text:tab/><text:tab/></text:span><text:span text:style-name="T14">return</text:span><text:span text:style-name="T10"> </text:span><text:span text:style-name="T17">false</text:span><text:span text:style-name="T10">;<text:line-break/><text:tab/></text:span><text:span text:style-name="T14">else</text:span><text:span text:style-name="T10">{<text:line-break/><text:tab/><text:tab/>c=(l+r)/</text:span><text:span text:style-name="T17">2</text:span><text:span text:style-name="T10">;<text:line-break/><text:tab/><text:tab/></text:span><text:span text:style-name="T14">return</text:span><text:span text:style-name="T10"> A[c]==A[c+</text:span><text:span text:style-name="T17">1</text:span><text:span text:style-name="T10">]| duplicati(A,l,c) || duplicati(A,c+</text:span><text:span text:style-name="T17">1</text:span><text:span text:style-name="T10">,r); || duplicati(A,l,c) || duplicati(A,c+</text:span><text:span text:style-name="T17">1</text:span><text:span text:style-name="T10">,r);<text:line-break/><text:tab/>}<text:line-break/>}<text:line-break/><text:line-break/></text:span><text:span text:style-name="T7">//con array A non ordinato</text:span><text:span text:style-name="T10"><text:line-break/>duplicati(</text:span><text:span text:style-name="T14">int</text:span><text:span text:style-name="T10"> []A,</text:span><text:span text:style-name="T14">int</text:span><text:span text:style-name="T10"> l,</text:span><text:span text:style-name="T14">int</text:span><text:span text:style-name="T10"> r){<text:line-break/></text:span><text:span text:style-name="T14">if</text:span><text:span text:style-name="T10">(l &gt;= r)<text:line-break/><text:tab/><text:tab/></text:span><text:span text:style-name="T14">return</text:span><text:span text:style-name="T10"> </text:span><text:span text:style-name="T17">false</text:span><text:span text:style-name="T10">;<text:line-break/></text:span><text:span text:style-name="T14">else</text:span><text:span text:style-name="T10">{<text:line-break/><text:tab/>c=(l+r)/</text:span><text:span text:style-name="T17">2</text:span><text:span text:style-name="T10">;</text:span><text:span text:style-name="T7">//mi fermo appena trovo duplicato</text:span><text:span text:style-name="T10"><text:line-break/><text:tab/></text:span><text:span text:style-name="T14">return</text:span><text:span text:style-name="T10"> duplicati(A,l,c)|| duplicati(A,c+</text:span><text:span text:style-name="T17">1</text:span><text:span text:style-name="T10">,r)|| merge_dup(A,l,c,r); <text:line-break/>} <text:line-break/>}<text:line-break/><text:line-break/>merge_dup(A,l,c,r){<text:line-break/></text:span><text:span text:style-name="T7">//copio parte sinistra e parte destra come su merge</text:span><text:span text:style-name="T10"><text:line-break/>i=j=</text:span><text:span text:style-name="T17">1</text:span><text:span text:style-name="T10">;<text:line-break/></text:span><text:span text:style-name="T14">for</text:span><text:span text:style-name="T10">(k=l;k&lt;r;k++)<text:line-break/><text:tab/></text:span><text:span text:style-name="T14">if</text:span><text:span text:style-name="T10">(L[i]&gt;R[j]){<text:line-break/><text:tab/><text:tab/>A[k]=R[j];<text:line-break/><text:tab/><text:tab/>j++;<text:line-break/><text:tab/>}<text:line-break/><text:tab/>elif(L[i]&lt;R[j]){<text:line-break/><text:tab/><text:tab/>A[k]=L[i];<text:line-break/><text:tab/><text:tab/>i++;<text:line-break/><text:tab/>}<text:line-break/><text:tab/></text:span><text:span text:style-name="T14">else</text:span><text:span text:style-name="T10"> </text:span><text:span text:style-name="T14">return</text:span><text:span text:style-name="T10"> </text:span><text:span text:style-name="T17">true</text:span><text:span text:style-name="T10">;<text:line-break/></text:span><text:span text:style-name="T14">return</text:span><text:span text:style-name="T10"> </text:span><text:span text:style-name="T17">false</text:span><text:span text:style-name="T10">;</text:span><text:span text:style-name="T7">//non erano presenti duplicati</text:span><text:span text:style-name="T10"><text:line-break/>}</text:span></text:p>
          </table:table-cell>
        </table:table-row>
      </table:table>
      <text:p text:style-name="P2"><text:soft-page-break/></text:p>
      <text:p text:style-name="P1"><text:span text:style-name="T2">Somma</text:span></text:p>
      <text:p text:style-name="P1"><text:span text:style-name="T3">Realizzare una funzione Sum(A,k) che dato un array A e un intero k verifica se k è esprimibile come la somma di due elementi di A ovvero se vi sono indici i e j tali che k = A[i] + A[j].</text:span></text:p>
      <table:table table:name="Table2" table:style-name="Table2">
        <table:table-column table:style-name="Table2.A"/>
        <text:soft-page-break/>
        <table:table-row table:style-name="Table2.1">
          <table:table-cell table:style-name="Table2.A1" office:value-type="string">
            <text:p text:style-name="P9"><text:span text:style-name="T10">Sum(</text:span><text:span text:style-name="T14">int</text:span><text:span text:style-name="T10"> []A,</text:span><text:span text:style-name="T14">int</text:span><text:span text:style-name="T10"> k){<text:line-break/></text:span><text:span text:style-name="T14">int</text:span><text:span text:style-name="T10"> n=A.length;<text:line-break/>mergeSort(A,n);<text:line-break/></text:span><text:span text:style-name="T14">for</text:span><text:span text:style-name="T10">(</text:span><text:span text:style-name="T14">int</text:span><text:span text:style-name="T10"> i=</text:span><text:span text:style-name="T17">0</text:span><text:span text:style-name="T10">;i&lt;n;i++){<text:line-break/><text:tab/></text:span><text:span text:style-name="T14">bool</text:span><text:span text:style-name="T10"> cont=</text:span><text:span text:style-name="T17">true</text:span><text:span text:style-name="T10">;<text:line-break/><text:tab/></text:span><text:span text:style-name="T14">for</text:span><text:span text:style-name="T10">(</text:span><text:span text:style-name="T14">int</text:span><text:span text:style-name="T10"> j=n;cont&amp;&amp;</text:span><text:span text:style-name="T17">0</text:span><text:span text:style-name="T10">&lt;j;j--){<text:line-break/><text:tab/><text:tab/></text:span><text:span text:style-name="T14">if</text:span><text:span text:style-name="T10">(A[j]+A[i]==k)<text:line-break/><text:tab/><text:tab/><text:tab/></text:span><text:span text:style-name="T14">return</text:span><text:span text:style-name="T10"> </text:span><text:span text:style-name="T17">true</text:span><text:span text:style-name="T10">;<text:line-break/><text:tab/><text:tab/></text:span><text:span text:style-name="T14">else</text:span><text:span text:style-name="T10"> </text:span><text:span text:style-name="T14">if</text:span><text:span text:style-name="T10">(A[j]+A[i]&gt;k)<text:line-break/><text:tab/><text:tab/><text:tab/>cont=</text:span><text:span text:style-name="T17">false</text:span><text:span text:style-name="T10">;<text:line-break/><text:tab/>}<text:line-break/>}<text:line-break/>}</text:span></text:p>
          </table:table-cell>
        </table:table-row>
      </table:table>
      <text:p text:style-name="P2"><text:soft-page-break/></text:p>
      <text:p text:style-name="P1"><text:span text:style-name="T2">Monete False</text:span></text:p>
      <text:p text:style-name="P1"><text:span text:style-name="T3">Siano date n monete, delle quali una è falsa. Le monete sono identiche esteticamente, ma quella falsa pesa meno delle altre. Data una bilancia a due piatti e avendo a disposizione come operazioni solo la pesata di due sottoinsiemi (disgiunti) di monete, dare un algoritmo di complessità O(log n) che determina qual è la moneta falsa. Mostrare che questa è la complessità del problema, ovvero che ogni algoritmo è Ω(log n).</text:span></text:p>
      <table:table table:name="Table3" table:style-name="Table3">
        <table:table-column table:style-name="Table3.A"/>
        <text:soft-page-break/>
        <table:table-row table:style-name="Table3.1">
          <table:table-cell table:style-name="Table3.A1" office:value-type="string">
            <text:p text:style-name="P9"><text:span text:style-name="T10">MonFalse(</text:span><text:span text:style-name="T14">int</text:span><text:span text:style-name="T10"> []A,</text:span><text:span text:style-name="T14">int</text:span><text:span text:style-name="T10"> p,</text:span><text:span text:style-name="T14">int</text:span><text:span text:style-name="T10"> u){<text:line-break/>p1=(u-p)/</text:span><text:span text:style-name="T17">3</text:span><text:span text:style-name="T10">;<text:line-break/>p2=p1*</text:span><text:span text:style-name="T17">2</text:span><text:span text:style-name="T10">;<text:line-break/></text:span><text:span text:style-name="T14">if</text:span><text:span text:style-name="T10">(Mon(A,</text:span><text:span text:style-name="T17">0</text:span><text:span text:style-name="T10">,p1) == Mon(A,p1,p2))<text:line-break/></text:span><text:span text:style-name="T14">return</text:span><text:span text:style-name="T10"> di MonFalse(A,p2,n);<text:line-break/></text:span><text:span text:style-name="T14">else</text:span><text:span text:style-name="T10"> </text:span><text:span text:style-name="T14">if</text:span><text:span text:style-name="T10">(Mon(A,</text:span><text:span text:style-name="T17">0</text:span><text:span text:style-name="T10">,p1) &gt; Mon(A,p1,p2))<text:line-break/></text:span><text:span text:style-name="T14">return</text:span><text:span text:style-name="T10"> MonFalse(A,</text:span><text:span text:style-name="T17">0</text:span><text:span text:style-name="T10">,p1);<text:line-break/></text:span><text:span text:style-name="T14">else</text:span><text:span text:style-name="T10"><text:line-break/></text:span><text:span text:style-name="T14">return</text:span><text:span text:style-name="T10"> MonFalse(A,p1,p2);<text:line-break/>}</text:span></text:p>
          </table:table-cell>
        </table:table-row>
      </table:table>
      <text:p text:style-name="P1"><text:soft-page-break/><text:span text:style-name="T3">Ha complessità di O(logn) con omega(logn</text:span></text:p>
      <text:p text:style-name="P3"/>
      <text:p text:style-name="P1"><text:span text:style-name="T3">Risolvere le seguenti ricorrenze con Master Theorem:</text:span></text:p>
      <text:list xml:id="list4204189877595803389" text:style-name="WWNum2">
        <text:list-item>
          <text:p text:style-name="P11"><text:span text:style-name="T3">T(n)=2T(n/2)+ logn</text:span></text:p>
        </text:list-item>
        <text:list-item>
          <text:p text:style-name="P11"><text:span text:style-name="T3">T(n)=2T(n/2)+n^2</text:span></text:p>
        </text:list-item>
        <text:list-item>
          <text:p text:style-name="P11"><text:span text:style-name="T3">T(n)=2T(n/2)+nlogn</text:span></text:p>
        </text:list-item>
      </text:list>
      <text:p text:style-name="P3"/>
      <text:p text:style-name="P14"><text:span text:style-name="T4">Tripartition furba</text:span></text:p>
      <text:p text:style-name="P14"><text:span text:style-name="T5">con elementi minori di x, uguali a x e quelli maggiori di x. </text:span></text:p>
      <table:table table:name="Table4" table:style-name="Table4">
        <table:table-column table:style-name="Table4.A" table:number-columns-repeated="2"/>
        <table:table-column table:style-name="Table4.C"/>
        <table:table-column table:style-name="Table4.D"/>
        <table:table-column table:style-name="Table4.E"/>
        <text:soft-page-break/>
        <table:table-row table:style-name="Table4.1">
          <table:table-cell table:style-name="Table4.A1" office:value-type="string">
            <text:p text:style-name="P10"><text:span text:style-name="T5">elem &lt; x</text:span></text:p>
          </table:table-cell>
          <table:table-cell table:style-name="Table4.A1" office:value-type="string">
            <text:p text:style-name="P10"><text:span text:style-name="T5">elem = x</text:span></text:p>
          </table:table-cell>
          <table:table-cell table:style-name="Table4.A1" office:value-type="string">
            <text:p text:style-name="P10"><text:span text:style-name="T5">...elem da vedere</text:span></text:p>
          </table:table-cell>
          <table:table-cell table:style-name="Table4.A1" office:value-type="string">
            <text:p text:style-name="P10"><text:span text:style-name="T5">elem &gt; x</text:span></text:p>
          </table:table-cell>
          <table:table-cell table:style-name="Table4.A1" office:value-type="string">
            <text:p text:style-name="P10"><text:span text:style-name="T5">elemento x</text:span></text:p>
          </table:table-cell>
        </table:table-row>
      </table:table>
      <text:p text:style-name="P4"><text:soft-page-break/></text:p>
      <text:p text:style-name="P4"/>
      <text:p text:style-name="P1"><text:span text:style-name="T3">Heap (Max){//trova il massimo in un heap</text:span></text:p>
      <text:p text:style-name="P1"><text:span text:style-name="T3">}</text:span></text:p>
      <text:p text:style-name="P2"/>
      <text:p text:style-name="P2"/>
      <text:p text:style-name="P1"><text:span text:style-name="T2">Fusione di due alberi</text:span></text:p>
      <table:table table:name="Table5" table:style-name="Table5">
        <table:table-column table:style-name="Table5.A"/>
        <text:soft-page-break/>
        <table:table-row table:style-name="Table5.1">
          <table:table-cell table:style-name="Table5.A1" office:value-type="string">
            <text:p text:style-name="P9"><text:span text:style-name="T10">Fusione(T1,T2){</text:span><text:span text:style-name="T7">//unisce fondendo </text:span><text:span text:style-name="T9">i </text:span><text:span text:style-name="T7">due alberi T1 e T2 con la stessa altezza e completo T1</text:span><text:span text:style-name="T10"><text:line-break/>A = </text:span><text:span text:style-name="T14">new</text:span><text:span text:style-name="T10"> </text:span><text:span text:style-name="T14">int</text:span><text:span text:style-name="T10">[T1.length*</text:span><text:span text:style-name="T17">2</text:span><text:span text:style-name="T10">];<text:line-break/>A.heapsize = </text:span><text:span text:style-name="T17">1</text:span><text:span text:style-name="T10">;<text:line-break/></text:span><text:span text:style-name="T14">while</text:span><text:span text:style-name="T10">(T1.heapsize &gt; </text:span><text:span text:style-name="T17">0</text:span><text:span text:style-name="T10"> &amp;&amp; T2.heapsize &gt; </text:span><text:span text:style-name="T19">0</text:span><text:span text:style-name="T10">){<text:line-break/><text:tab/>mT1 = Max(T1);<text:line-break/><text:tab/>mT2 = Max(T2);<text:line-break/><text:tab/></text:span><text:span text:style-name="T14">if</text:span><text:span text:style-name="T10">(mT1 &gt; mT2)<text:line-break/><text:tab/><text:tab/>Insert(A,ExtractMax(T1));<text:line-break/><text:tab/></text:span><text:span text:style-name="T14">else</text:span><text:span text:style-name="T10"><text:line-break/><text:tab/><text:tab/>Insert(A,ExtractMax(T2));<text:line-break/><text:tab/><text:line-break/>}<text:line-break/>}</text:span></text:p>
          </table:table-cell>
        </table:table-row>
      </table:table>
      <text:p text:style-name="P3"><text:soft-page-break/></text:p>
      <table:table table:name="Table6" table:style-name="Table6">
        <table:table-column table:style-name="Table6.A"/>
        <text:soft-page-break/>
        <table:table-row table:style-name="Table6.1">
          <table:table-cell table:style-name="Table6.A1" office:value-type="string">
            <text:p text:style-name="P9"><text:span text:style-name="T10">Fusione(T1,T2){</text:span><text:span text:style-name="T7">//unisce fondendo i due alberi T1 e T2 con la stessa altezza e completo T1</text:span><text:span text:style-name="T10"><text:line-break/><text:tab/></text:span><text:span text:style-name="T14">if</text:span><text:span text:style-name="T10">(T1.root &gt; T2.root){<text:line-break/><text:tab/><text:tab/>C=T2.root;<text:line-break/><text:tab/><text:tab/>T2.root = T1.root;<text:line-break/><text:tab/><text:tab/>T1.root = C;<text:line-break/><text:tab/><text:tab/>MaxHeapify(T1);<text:line-break/><text:tab/><text:tab/>r=Extract(T2);<text:line-break/><text:tab/><text:tab/>Create_Node(r);<text:line-break/><text:tab/>}<text:line-break/>}</text:span></text:p>
          </table:table-cell>
        </table:table-row>
      </table:table>
      <text:p text:style-name="P3"><text:soft-page-break/></text:p>
      <table:table table:name="Table7" table:style-name="Table7">
        <table:table-column table:style-name="Table7.A"/>
        <text:soft-page-break/>
        <table:table-row table:style-name="Table7.1">
          <table:table-cell table:style-name="Table7.A1" office:value-type="string">
            <text:p text:style-name="P9"><text:span text:style-name="T10">Fusione(T1,T2){</text:span><text:span text:style-name="T7">//unisce fondendo i due alberi T1 e T2 con la stessa altezza e completo T1</text:span><text:span text:style-name="T10"><text:line-break/><text:tab/></text:span><text:span text:style-name="T7">//si ragiona lavorando mettendo la radice massima di T1 nell'ultimo elemento di T2 e quell'elemento nella</text:span><text:span text:style-name="T10"><text:line-break/><text:tab/></text:span><text:span text:style-name="T7">//radice di T1 quindi si esegue il MaxHeapifyUp su entrambi gli alberi e si continua così ricorsivamente</text:span></text:p>
            <text:p text:style-name="P9"><text:span text:style-name="T10">}</text:span></text:p>
          </table:table-cell>
        </table:table-row>
      </table:table>
      <text:p text:style-name="P3"><text:soft-page-break/></text:p>
      <text:p text:style-name="P1"><text:span text:style-name="T2">Inversione </text:span></text:p>
      <text:p text:style-name="P1"><text:span text:style-name="T3">Merge Sort in cui conto le inversioni</text:span></text:p>
      <table:table table:name="Table8" table:style-name="Table8">
        <table:table-column table:style-name="Table8.A"/>
        <text:soft-page-break/>
        <table:table-row table:style-name="Table8.1">
          <table:table-cell table:style-name="Table8.A1" office:value-type="string">
            <text:p text:style-name="P9"><text:span text:style-name="T10">Inversione(A,p,r){</text:span><text:span text:style-name="T7">//ritorna il numero di inversioni in A[p,r] con DIVIDE et IMPERA</text:span><text:span text:style-name="T10"><text:line-break/></text:span><text:span text:style-name="T14">if</text:span><text:span text:style-name="T10">(p</text:span><text:span text:style-name="T12">&lt;</text:span><text:span text:style-name="T10">r){<text:line-break/><text:tab/>c=p+r/</text:span><text:span text:style-name="T17">2</text:span><text:span text:style-name="T10">;<text:line-break/><text:tab/></text:span><text:span text:style-name="T16">return</text:span><text:span text:style-name="T12"> </text:span><text:span text:style-name="T10">Inversione(A,p,c)</text:span><text:span text:style-name="T12"> + I</text:span><text:span text:style-name="T10">nversione(A,c+</text:span><text:span text:style-name="T17">1</text:span><text:span text:style-name="T10">,r)</text:span></text:p>
            <text:p text:style-name="P9"><text:span text:style-name="T12"><text:s text:c="6"/>+ </text:span><text:span text:style-name="T10">MergeConta(A,p,c,r);<text:line-break/> <text:s text:c="5"/>}<text:line-break/>}</text:span></text:p>
            <text:p text:style-name="P9"><text:span text:style-name="T10"><text:line-break/>MergeConta(A,p,c,r){</text:span></text:p>
            <text:p text:style-name="P9"><text:span text:style-name="T12"><text:s text:c="6"/>n1=c-p+1;</text:span></text:p>
            <text:p text:style-name="P9"><text:span text:style-name="T10"><text:tab/>L[]&lt;A[p,c];<text:line-break/><text:tab/>R[]&lt;A[c+</text:span><text:span text:style-name="T17">1</text:span><text:span text:style-name="T10">,r];<text:line-break/><text:tab/></text:span><text:span text:style-name="T14">int</text:span><text:span text:style-name="T10"> i=</text:span><text:span text:style-name="T17">1</text:span><text:span text:style-name="T10">, j=</text:span><text:span text:style-name="T17">1</text:span><text:span text:style-name="T10">, inv=</text:span><text:span text:style-name="T17">0</text:span><text:span text:style-name="T10">;<text:line-break/><text:tab/></text:span><text:span text:style-name="T14">for</text:span><text:span text:style-name="T10">(</text:span><text:span text:style-name="T14">int</text:span><text:span text:style-name="T10"> k=p; k &lt; r; k++)<text:line-break/><text:tab/><text:tab/></text:span><text:span text:style-name="T14">if</text:span><text:span text:style-name="T10">(L[i]&gt;R[j]){<text:line-break/><text:tab/><text:tab/>A[k]=R[j];<text:line-break/><text:tab/><text:tab/>j++;<text:line-break/><text:tab/><text:tab/>inv+</text:span><text:span text:style-name="T12">=inv+n1-i+1</text:span><text:span text:style-name="T10">;</text:span><text:span text:style-name="T9">//</text:span><text:span text:style-name="T10"><text:line-break/><text:tab/><text:tab/>}<text:line-break/><text:tab/><text:tab/></text:span><text:span text:style-name="T14">else</text:span><text:span text:style-name="T10">{<text:line-break/><text:tab/><text:tab/>A[k]=R[j];<text:line-break/><text:tab/><text:tab/>i++;<text:line-break/><text:tab/><text:tab/>}</text:span></text:p>
            <text:p text:style-name="P9"><text:span text:style-name="T12">return inv;</text:span><text:span text:style-name="T10"><text:line-break/>}</text:span></text:p>
          </table:table-cell>
        </table:table-row>
      </table:table>
      <text:p text:style-name="P3"><text:soft-page-break/></text:p>
      <text:p text:style-name="P3"/>
      <text:p text:style-name="P1"><text:span text:style-name="T2">Selezione</text:span></text:p>
      <text:p text:style-name="P1"><text:span text:style-name="T3">elemento i da array non ordinato per posizione i ordinato</text:span></text:p>
      <table:table table:name="Table9" table:style-name="Table9">
        <table:table-column table:style-name="Table9.A"/>
        <text:soft-page-break/>
        <table:table-row table:style-name="Table9.1">
          <table:table-cell table:style-name="Table9.A1" office:value-type="string">
            <text:p text:style-name="P9"><text:span text:style-name="T10">Select(A,i){</text:span><text:span text:style-name="T7">//elemento in posizione i nell'array ordinato A[1...n] O(n+klog(n))</text:span><text:span text:style-name="T10"><text:line-break/><text:line-break/></text:span><text:span text:style-name="T14">if</text:span><text:span text:style-name="T10">(i&gt; A.length/</text:span><text:span text:style-name="T17">2</text:span><text:span text:style-name="T10">){<text:line-break/><text:tab/>BuildMaxHeap(A);<text:line-break/><text:tab/></text:span><text:span text:style-name="T14">for</text:span><text:span text:style-name="T10">(j=A.length down to k</text:span><text:span text:style-name="T17">-1</text:span><text:span text:style-name="T10">){</text:span><text:span text:style-name="T9">//alla fine non sposto k così da lasciarlo nella posizione uno per return compatibilmente al minimo</text:span><text:span text:style-name="T10"><text:line-break/><text:tab/><text:tab/>A[</text:span><text:span text:style-name="T17">1</text:span><text:span text:style-name="T10">]&lt;-&gt;A[j];<text:line-break/><text:tab/><text:tab/>A.heapsize--;<text:line-break/><text:tab/><text:tab/>MaxHeapifyUp(A,</text:span><text:span text:style-name="T17">1</text:span><text:span text:style-name="T10">);<text:line-break/><text:tab/>}<text:line-break/>}</text:span><text:span text:style-name="T14">else</text:span><text:span text:style-name="T10">{<text:line-break/><text:tab/>BuildMinHeap(A);<text:line-break/><text:tab/></text:span><text:span text:style-name="T14">for</text:span><text:span text:style-name="T10">(i=</text:span><text:span text:style-name="T17">1</text:span><text:span text:style-name="T10"> up to k</text:span><text:span text:style-name="T17">-1</text:span><text:span text:style-name="T10">){<text:line-break/><text:tab/><text:tab/>ExtractMin(A);<text:line-break/><text:tab/>}<text:line-break/>}<text:line-break/></text:span><text:span text:style-name="T14">return</text:span><text:span text:style-name="T10"> A[</text:span><text:span text:style-name="T17">1</text:span><text:span text:style-name="T10">]</text:span><text:span text:style-name="T12">;</text:span><text:span text:style-name="T10"><text:line-break/>}</text:span></text:p>
          </table:table-cell>
        </table:table-row>
      </table:table>
      <text:p text:style-name="P1"><text:soft-page-break/><text:span text:style-name="T3">ora con complessità O(n*log(k))</text:span></text:p>
      <table:table table:name="Table10" table:style-name="Table10">
        <table:table-column table:style-name="Table10.A"/>
        <text:soft-page-break/>
        <table:table-row table:style-name="Table10.1">
          <table:table-cell table:style-name="Table10.A1" office:value-type="string">
            <text:p text:style-name="P9"><text:span text:style-name="T10">Select(A,i){</text:span><text:span text:style-name="T7">//con complessità O(n*log(k))</text:span><text:span text:style-name="T10"><text:line-break/><text:tab/>BuildMaxHeap(A,k);</text:span><text:span text:style-name="T7">//(k) costruisce solo prime k posizioni </text:span><text:span text:style-name="T10"><text:line-break/><text:tab/></text:span><text:span text:style-name="T14">for</text:span><text:span text:style-name="T10">(j=k+</text:span><text:span text:style-name="T17">1</text:span><text:span text:style-name="T10"> to n){</text:span><text:span text:style-name="T7">//(n-k)</text:span><text:span text:style-name="T10"><text:line-break/><text:tab/><text:tab/></text:span><text:span text:style-name="T14">if</text:span><text:span text:style-name="T10">(A[j]&lt;A[</text:span><text:span text:style-name="T17">1</text:span><text:span text:style-name="T10">]){<text:line-break/><text:tab/><text:tab/><text:tab/>A[</text:span><text:span text:style-name="T17">1</text:span><text:span text:style-name="T10">]&lt;-&gt;A[j];<text:line-break/><text:tab/><text:tab/><text:tab/>MaxHeapify(A,</text:span><text:span text:style-name="T17">1</text:span><text:span text:style-name="T10">,k);</text:span><text:span text:style-name="T7">//log(k)</text:span><text:span text:style-name="T10"><text:line-break/><text:tab/><text:tab/>}<text:line-break/><text:tab/>}<text:line-break/><text:tab/></text:span><text:span text:style-name="T7">//O(k+(n-k)log(k)) ma siccome domina n togliendo k fuori da log rimane n*log(k) </text:span><text:span text:style-name="T10"><text:line-break/></text:span><text:span text:style-name="T14">return</text:span><text:span text:style-name="T10"> A[</text:span><text:span text:style-name="T17">1</text:span><text:span text:style-name="T10">];</text:span><text:span text:style-name="T7">//alla fine i primi k elementi sono tutti più piccoli di quelli da j alla fine di A</text:span><text:span text:style-name="T10"><text:line-break/>}</text:span></text:p>
          </table:table-cell>
        </table:table-row>
      </table:table>
      <text:p text:style-name="P2"><text:soft-page-break/></text:p>
      <text:p text:style-name="P2"/>
      <text:p text:style-name="P1"><text:span text:style-name="T2">Massimo con divide et Impera</text:span></text:p>
      <text:p text:style-name="P1"><text:span text:style-name="T3">Realizzare una procedure di tipo divide et impera Max(A,p,r) per trovare il massimo nell’array A[p,r]. Si assuma che l’array non sia vuoto (p ď r). Scrivere lo pseudocodice e valutare la complessit`a con il master theorem. </text:span></text:p>
      <table:table table:name="Table11" table:style-name="Table11">
        <table:table-column table:style-name="Table11.A"/>
        <text:soft-page-break/>
        <table:table-row table:style-name="Table11.1">
          <table:table-cell table:style-name="Table11.A1" office:value-type="string">
            <text:p text:style-name="P9"><text:span text:style-name="T10">Max(A,p,r){<text:line-break/><text:tab/></text:span><text:span text:style-name="T14">if</text:span><text:span text:style-name="T10">(p==r)<text:line-break/><text:tab/></text:span><text:span text:style-name="T14">return</text:span><text:span text:style-name="T10"> A[p]; </text:span><text:span text:style-name="T7">//caso base </text:span><text:span text:style-name="T10"><text:line-break/><text:tab/></text:span><text:span text:style-name="T14">else</text:span><text:span text:style-name="T10">{<text:line-break/><text:tab/>m=(p+r)/</text:span><text:span text:style-name="T17">2</text:span><text:span text:style-name="T10">; <text:line-break/><text:tab/>m1=Max(A,p,m); </text:span><text:span text:style-name="T7">//separazione parte uno</text:span><text:span text:style-name="T10"><text:line-break/><text:tab/>m2=Max(A,m,r); </text:span><text:span text:style-name="T7">//separazione parte due</text:span><text:span text:style-name="T10"><text:line-break/><text:tab/></text:span><text:span text:style-name="T14">if</text:span><text:span text:style-name="T10">(m1&gt;=m2) <text:s text:c="4"/></text:span><text:span text:style-name="T7">//combinazione</text:span><text:span text:style-name="T10"><text:line-break/><text:tab/><text:tab/></text:span><text:span text:style-name="T14">return</text:span><text:span text:style-name="T10"> m1;<text:line-break/><text:tab/></text:span><text:span text:style-name="T14">else</text:span><text:span text:style-name="T10"><text:line-break/><text:tab/><text:tab/></text:span><text:span text:style-name="T14">return</text:span><text:span text:style-name="T10"> m2;<text:line-break/><text:tab/>}<text:line-break/>}</text:span></text:p>
          </table:table-cell>
        </table:table-row>
      </table:table>
      <text:p text:style-name="P1"><text:soft-page-break/><text:span text:style-name="T3">Ora valuto complessità con Master Theorem:</text:span></text:p>
      <text:list xml:id="list7865031811940358741" text:style-name="WWNum3">
        <text:list-item>
          <text:p text:style-name="P12"><text:span text:style-name="T3">elimino case base con m&gt;1 </text:span></text:p>
        </text:list-item>
        <text:list-item>
          <text:p text:style-name="P12"><text:span text:style-name="T3">T(n)=T(n/2)+T(n/2) + c =&gt; T(n)=2T(n/2)+c</text:span></text:p>
        </text:list-item>
        <text:list-item>
          <text:p text:style-name="P12"><text:span text:style-name="T3">applico teorema con n*log2(2) = n confronto questo con f(n)=c e ci troviamo nel primo caso siccome c/n all’infinito da 0 potendo concludere che quindi tempo stimato per l’algoritmo è O(n)</text:span></text:p>
        </text:list-item>
      </text:list>
      <text:p text:style-name="P2"/>
      <text:p text:style-name="P1"><text:span text:style-name="T2">Range sottoalbero radice X</text:span></text:p>
      <text:p text:style-name="P1"><text:span text:style-name="T3">Implementare la funzione Range(x,k1,k2) che prende in input un nodo x di un albero binario di ricerca e due interi k1 e k2 e stampa, in ordine crescente di chiave, gli elementi nel sottoalbero con radice x, aventi chiave k tale che k1 &lt;= k &lt;= k2.</text:span></text:p>
      <table:table table:name="Table12" table:style-name="Table12">
        <table:table-column table:style-name="Table12.A"/>
        <text:soft-page-break/>
        <table:table-row table:style-name="Table12.1">
          <table:table-cell table:style-name="Table12.A1" office:value-type="string">
            <text:p text:style-name="P9"><text:span text:style-name="T10">Range(x,k1,k2){<text:line-break/><text:tab/></text:span><text:span text:style-name="T14">if</text:span><text:span text:style-name="T10">(k1 &lt;= x.key &lt;= k2){<text:line-break/><text:tab/><text:tab/>Range(left(x),k1,k2);<text:line-break/><text:tab/><text:tab/>print x;<text:line-break/><text:tab/><text:tab/>Range(right(x),k1,k2);<text:line-break/><text:tab/>}</text:span><text:span text:style-name="T14">else</text:span><text:span text:style-name="T10"> </text:span><text:span text:style-name="T14">if</text:span><text:span text:style-name="T10">(k1 &gt;= x.key)<text:line-break/><text:tab/><text:tab/>Range(right(x),k1,k2);<text:line-break/><text:tab/></text:span><text:span text:style-name="T14">else</text:span><text:span text:style-name="T10"><text:line-break/><text:tab/><text:tab/>Range(left(x),k1,k2);<text:line-break/><text:line-break/>}</text:span></text:p>
          </table:table-cell>
        </table:table-row>
      </table:table>
      <text:p text:style-name="P2"><text:soft-page-break/></text:p>
      <text:p text:style-name="P1"><text:span text:style-name="T2">Insert con predecessore</text:span></text:p>
      <text:p text:style-name="P1"><text:span text:style-name="T3">Si supponga che gli alberi binari di ricerca abbiano nodi che oltre al padre e a i figli, memorizzino anche il predecessore in un campo prec. Realizzare la procedura Insert(T,z) di modo che memorizzi correttamente anche precedecessore del nodo.</text:span></text:p>
      <text:p text:style-name="P1"><text:span text:style-name="T3">Insert(int T,int z){</text:span></text:p>
      <text:p text:style-name="P1"><text:span text:style-name="T3"><text:tab/>x=T.root;</text:span></text:p>
      <text:p text:style-name="P3"/>
      <text:p text:style-name="P1"><text:span text:style-name="T3"><text:tab/>T.heapsize++;</text:span></text:p>
      <text:p text:style-name="P1"><text:span text:style-name="T3"><text:tab/>T[T.heapsize].key=z;</text:span></text:p>
      <text:p text:style-name="P1"><text:span text:style-name="T3"><text:tab/>T[T.heapsize].father=T[T.heapsize/2];</text:span></text:p>
      <text:p text:style-name="P1"><text:span text:style-name="T3">}</text:span></text:p>
      <text:p text:style-name="P3"/>
      <text:p text:style-name="P16"><text:bookmark text:name="_avd6o2gbpt8"/><text:span text:style-name="T4">Risoluzione compitino</text:span></text:p>
      <text:p text:style-name="P7"><text:span text:style-name="T4">Esercizio 1:</text:span></text:p>
      <text:p text:style-name="P7"><text:span text:style-name="T5">n^2(n+1)</text:span></text:p>
      <text:p text:style-name="P7"><text:span text:style-name="T5">n^2(n+1)= Ω(n^2+eps) con 0&lt;eps&lt;1</text:span></text:p>
      <text:p text:style-name="P7"><text:span text:style-name="T5">T(n)=Θ(f(n))=</text:span></text:p>
      <text:p text:style-name="P7"><text:span text:style-name="T5">condizione di regolarità: <text:s/>a*f(n/b) &lt;= k * f(n) con 0&lt;k&lt;1</text:span></text:p>
      <text:p text:style-name="P7"><text:span text:style-name="T5">4*(n/2)^2*(n/2 + 1)= (n^2(n+2))/ 2 &lt;= kn^2(n+1)</text:span></text:p>
      <text:p text:style-name="P7"><text:span text:style-name="T5">k&gt;= n+2/2(n+1) quindi per ogni n&gt;=1 con k=¾ la condizione è vera</text:span></text:p>
      <text:p text:style-name="P7"><text:span text:style-name="T5">Se all’inizio volevo mettere uguale a Θ(n^3) il membro </text:span></text:p>
      <text:p text:style-name="P5"/>
      <text:p text:style-name="P7"><text:span text:style-name="T4">Esercizio 2:</text:span></text:p>
      <text:p text:style-name="P7"><text:span text:style-name="T5">numero di tentativi parte da zero.</text:span></text:p>
      <text:p text:style-name="P7"><text:span text:style-name="T5">h1=k mod 8 k2=12 *(k mod 7 )</text:span></text:p>
      <text:p text:style-name="P7"><text:span text:style-name="T5">h(k,i)=(h1(k)+i*h2(k))mod m</text:span></text:p>
      <text:p text:style-name="P7"><text:span text:style-name="T5">34→h1(34)=2</text:span></text:p>
      <text:p text:style-name="P7"><text:span text:style-name="T5">12→h1(12)=4 </text:span></text:p>
      <text:p text:style-name="P7"><text:span text:style-name="T5">18→h1(18)=2 → h(18,1) → h1(18)+ 1* h2(18) </text:span></text:p>
      <text:p text:style-name="P7"><text:span text:style-name="T5">23→ “7”</text:span></text:p>
      <text:p text:style-name="P7"><text:span text:style-name="T5">15→ “5”</text:span></text:p>
      <text:p text:style-name="P5"/>
      <text:p text:style-name="P16"><text:bookmark text:name="_ltg8w5n312bd"/><text:span text:style-name="T4">InsertABR </text:span></text:p>
      <text:p text:style-name="P7"><text:span text:style-name="T5">con campo f indicante il numero di foglie nel sottoalbero radicato, x.f. </text:span></text:p>
      <text:p text:style-name="P7"><text:span text:style-name="T5">Scriverne l’algoritmo di </text:span></text:p>
      <table:table table:name="Table13" table:style-name="Table13">
        <table:table-column table:style-name="Table13.A"/>
        <text:soft-page-break/>
        <table:table-row table:style-name="Table13.1">
          <table:table-cell table:style-name="Table13.A1" office:value-type="string">
            <text:p text:style-name="P9"><text:span text:style-name="T11">Insert(T,z){<text:line-break/><text:tab/>x=T.root;<text:line-break/><text:tab/>y=nil;</text:span><text:span text:style-name="T8">//lavoro doppio con y genitore e x figlio mi fermo con x ma inserisco su y</text:span><text:span text:style-name="T11"><text:line-break/><text:tab/></text:span><text:span text:style-name="T15">while</text:span><text:span text:style-name="T11">(y != T.nil){<text:line-break/><text:tab/><text:tab/></text:span><text:span text:style-name="T15">if</text:span><text:span text:style-name="T11">(x.key &gt; z.key)<text:line-break/><text:tab/><text:tab/><text:tab/>x=x.left;<text:line-break/><text:tab/><text:tab/></text:span><text:span text:style-name="T15">else</text:span><text:span text:style-name="T11"> <text:line-break/><text:tab/><text:tab/><text:tab/>y=y.right;<text:tab/><text:tab/><text:line-break/><text:tab/>}<text:line-break/><text:tab/>z.parent=y;<text:line-break/><text:tab/>z.f=</text:span><text:span text:style-name="T18">1</text:span><text:span text:style-name="T11">;<text:line-break/><text:tab/></text:span><text:span text:style-name="T15">if</text:span><text:span text:style-name="T11">(y==nil)<text:line-break/><text:tab/><text:tab/>y=z;</text:span><text:span text:style-name="T8">//radice albero</text:span><text:span text:style-name="T11"><text:line-break/><text:tab/></text:span><text:span text:style-name="T15">else</text:span><text:span text:style-name="T11"><text:line-break/><text:tab/><text:tab/></text:span><text:span text:style-name="T15">if</text:span><text:span text:style-name="T11">(z.key &lt; y.key)<text:line-break/><text:tab/><text:tab/><text:tab/>y.left=z;<text:line-break/><text:tab/><text:tab/></text:span><text:span text:style-name="T15">else</text:span><text:span text:style-name="T11"><text:line-break/><text:tab/><text:tab/><text:tab/>y.right=z;<text:line-break/><text:line-break/><text:tab/></text:span><text:span text:style-name="T15">if</text:span><text:span text:style-name="T11">(y.left &amp;&amp; y.right ){</text:span><text:span text:style-name="T8">//y non è una foglia</text:span><text:span text:style-name="T11"><text:line-break/><text:tab/><text:tab/></text:span><text:span text:style-name="T8">//aumento tutti campi f albero</text:span><text:span text:style-name="T11"><text:line-break/><text:tab/><text:tab/>y.f=y.f+</text:span><text:span text:style-name="T18">1</text:span><text:span text:style-name="T11">;<text:line-break/><text:tab/><text:tab/>y=y.p;<text:line-break/><text:tab/>}<text:line-break/>}</text:span></text:p>
          </table:table-cell>
        </table:table-row>
      </table:table>
      <text:p text:style-name="P5"><text:soft-page-break/></text:p>
      <text:p text:style-name="P16"><text:bookmark text:name="_wna17fnkw4g7"/><text:span text:style-name="T4">Esercizi ricorrenze con masther theorem e alberi con sostituzione</text:span></text:p>
      <text:p text:style-name="P7"><text:span text:style-name="T5">T(n)=T(n/2)+c </text:span></text:p>
      <text:p text:style-name="P7"><text:span text:style-name="T5">nlogb^a=n^0=1 -&gt; O(1)</text:span></text:p>
      <text:p text:style-name="P7"><text:span text:style-name="T5">f(n)=c=O(1) -&gt; master theorem O(1*log n)</text:span></text:p>
      <text:p text:style-name="P5"/>
      <text:p text:style-name="P7"><text:span text:style-name="T5">T(n)=T(n/2) + T(n/4) + n → per T(n/4) non vale il teorema dell’esperto, facciamo quindi albero per ipotesi di costo che troviamo nel livello 1 pari a n, 2 a ¾ n e sul (¾)</text:span><text:span text:style-name="T21">2 </text:span><text:span text:style-name="T5">n quindi stimo costo di O(n) .</text:span></text:p>
      <text:p text:style-name="P7"><text:span text:style-name="T5">Devo quindi dimostrare che T(n)=Ω(n) ossia esiste un c&gt;0 tale che T(n)&gt;= c*n per ogni n e inoltre che T(n)=O(n) ossia esiste un d&gt;0 tale che T(n)=&lt; d*n per ogni n.</text:span></text:p>
      <text:p text:style-name="P7"><text:span text:style-name="T5">Lo possiamo dimostrare tramite prova induttiva ossia </text:span></text:p>
      <text:p text:style-name="P7"><text:span text:style-name="T5">T(n) = T(n/2) + T(n/4) + n <text:s/>e per ipotesi induttiva</text:span></text:p>
      <text:p text:style-name="P7"><text:span text:style-name="T5">T(n) &gt;= c*n/2 + c*n/4 + n → T(n) &gt;= c*n ¾ <text:s/>+ n e pongo questo maggiore di &gt;= cn</text:span></text:p>
      <text:p text:style-name="P7"><text:span text:style-name="T5">quindi ¼ cn &lt;= n diventa c &lt;= 4 ossia esiste un c&gt;0 con le proprietà desiderate.</text:span></text:p>
      <text:p text:style-name="P16"><text:bookmark text:name="_abrrxqazp0xa"/><text:span text:style-name="T22">Ricerca aule libere minimizzando tempo sprecato</text:span></text:p>
      <text:p text:style-name="P7"><text:span text:style-name="T5">date lezioni ordinati per tempo finale crescente scelta greedy allocando L1 in Ak con k minimo indice ak &lt;= s1 e differenza s1-ak minimo, esiste una allocazione ottima con questa scelta.</text:span></text:p>
      <text:p text:style-name="P7"><text:span text:style-name="T5">Se nessuna è libera allora alloco una nuova aula. <text:s/>Complessità O(n^2) ma può diventare O(n*logn) </text:span></text:p>
      <table:table table:name="Table14" table:style-name="Table14">
        <table:table-column table:style-name="Table14.A"/>
        <text:soft-page-break/>
        <table:table-row table:style-name="Table14.1">
          <table:table-cell table:style-name="Table14.A1" office:value-type="string">
            <text:p text:style-name="P9"><text:span text:style-name="T11">ProgAttivita(s,t,n){<text:line-break/> <text:s/>numAule=</text:span><text:span text:style-name="T18">0</text:span><text:span text:style-name="T11">;<text:line-break/> <text:s/></text:span><text:span text:style-name="T15">for</text:span><text:span text:style-name="T11">(i=</text:span><text:span text:style-name="T18">1</text:span><text:span text:style-name="T11"> to n){<text:line-break/> <text:s text:c="3"/>j=</text:span><text:span text:style-name="T18">1</text:span><text:span text:style-name="T11">;<text:line-break/> <text:s text:c="3"/>min=+infinito;<text:line-break/> <text:s text:c="3"/></text:span><text:span text:style-name="T15">for</text:span><text:span text:style-name="T11">(j=</text:span><text:span text:style-name="T18">1</text:span><text:span text:style-name="T11"> to numAule){<text:line-break/> <text:s text:c="5"/></text:span><text:span text:style-name="T15">if</text:span><text:span text:style-name="T11">(s[i]&gt;q[j])<text:line-break/> <text:s text:c="7"/></text:span><text:span text:style-name="T15">if</text:span><text:span text:style-name="T11">(s[i]-a[j]&lt;min){<text:line-break/> <text:s text:c="9"/>min=s[i]-a[j];<text:line-break/> <text:s text:c="9"/>alloc[i]=j;<text:line-break/> <text:s text:c="7"/>}<text:line-break/> <text:s text:c="7"/></text:span><text:span text:style-name="T15">if</text:span><text:span text:style-name="T11">(min==+infinito){<text:line-break/> <text:s text:c="9"/>numAule++;<text:line-break/> <text:s text:c="9"/>alloc[i]=numAul;<text:line-break/> <text:s text:c="7"/>}</text:span><text:span text:style-name="T8">//if +inf</text:span><text:span text:style-name="T11"><text:line-break/> <text:s text:c="7"/>a[alloc[i]]=t[i];<text:line-break/> <text:s text:c="3"/>}</text:span><text:span text:style-name="T8">//for j</text:span><text:span text:style-name="T11"><text:line-break/> <text:s/>}</text:span><text:span text:style-name="T8">//for i</text:span><text:span text:style-name="T11"><text:line-break/> <text:s/></text:span><text:span text:style-name="T15">return</text:span><text:span text:style-name="T11"> numAule<text:line-break/>}</text:span></text:p>
          </table:table-cell>
        </table:table-row>
      </table:table>
      <text:p text:style-name="P16"><text:bookmark text:name="_r2yk2ryrrdlq"/><text:soft-page-break/><text:span text:style-name="T22">LIS - Longest increasing subsequences</text:span></text:p>
      <text:p text:style-name="P7"><text:span text:style-name="T5">X=x1...xn sottosequenza di x crescente di lunghezza massima </text:span></text:p>
      <text:p text:style-name="P7"><text:span text:style-name="T5">li=lunghezza di una LIS che inizia in xi, sia Y=y1...yk è LIS di x se e solo se:</text:span></text:p>
      <text:list xml:id="list4435999636207023412" text:style-name="WWNum1">
        <text:list-item>
          <text:p text:style-name="P13"><text:span text:style-name="T5">se x1!=y1 allora y è LIS di x2...xn</text:span></text:p>
        </text:list-item>
        <text:list-item>
          <text:p text:style-name="P13"><text:span text:style-name="T5">se x1=y1 allora y2...yk è LIS x2...xn dove elimino gli xj &lt; xi</text:span></text:p>
        </text:list-item>
      </text:list>
      <text:p text:style-name="P7"><text:span text:style-name="T5">li{1 se i=n altrimenti 1+max i+1&lt;=j&lt;=n xi&lt;=xj (lj) se i &lt; n</text:span></text:p>
      <text:p text:style-name="P7"><text:span text:style-name="T4">Ora procedimento analogo a tutti esercizi programmazione dinamica, 1. corsivo e poi 2. LIS(x,n) algoritmo con normalizzazione</text:span></text:p>
      <table:table table:name="Table15" table:style-name="Table15">
        <table:table-column table:style-name="Table15.A"/>
        <text:soft-page-break/>
        <table:table-row table:style-name="Table15.1">
          <table:table-cell table:style-name="Table15.A1" office:value-type="string">
            <text:p text:style-name="P9"><text:span text:style-name="T11">LIS(x,n){<text:line-break/> <text:s/>X[</text:span><text:span text:style-name="T18">0</text:span><text:span text:style-name="T11">]=-infinito;<text:line-break/> <text:s/></text:span><text:span text:style-name="T15">for</text:span><text:span text:style-name="T11">(i=</text:span><text:span text:style-name="T18">0</text:span><text:span text:style-name="T11"> to n){<text:line-break/> <text:s text:c="3"/>L[i]=-infinito;<text:line-break/> <text:s/>}<text:line-break/> <text:s/></text:span><text:span text:style-name="T15">return</text:span><text:span text:style-name="T11"> LIS_rec(X,n,L,</text:span><text:span text:style-name="T18">0</text:span><text:span text:style-name="T11">);<text:line-break/>}<text:line-break/><text:line-break/>LIS_rec(X,n,L,i){<text:line-break/> <text:s/></text:span><text:span text:style-name="T15">if</text:span><text:span text:style-name="T11">(L[i]==-infinito)<text:line-break/> <text:s text:c="3"/></text:span><text:span text:style-name="T15">if</text:span><text:span text:style-name="T11">(i==n)<text:line-break/> <text:s text:c="5"/>L[i]=</text:span><text:span text:style-name="T18">1</text:span><text:span text:style-name="T11">;<text:line-break/> <text:s text:c="3"/></text:span><text:span text:style-name="T15">else</text:span><text:span text:style-name="T11">{<text:line-break/> <text:s text:c="5"/>max=</text:span><text:span text:style-name="T18">0</text:span><text:span text:style-name="T11">;<text:line-break/> <text:s text:c="5"/></text:span><text:span text:style-name="T15">for</text:span><text:span text:style-name="T11">(j=i+</text:span><text:span text:style-name="T18">1</text:span><text:span text:style-name="T11"> to n){<text:line-break/> <text:s text:c="7"/>q=LIS_rec(x,n,L,j);<text:line-break/> <text:s text:c="7"/></text:span><text:span text:style-name="T15">if</text:span><text:span text:style-name="T11">(X[i]&lt;= X[j] &amp;&amp; max&lt;q)<text:line-break/> <text:s text:c="9"/>max=L[j];<text:line-break/> <text:s text:c="5"/>}<text:line-break/> <text:s text:c="5"/>L[i]=max+</text:span><text:span text:style-name="T18">1</text:span><text:span text:style-name="T11">;<text:line-break/> <text:s text:c="3"/>}<text:line-break/> <text:s text:c="3"/></text:span><text:span text:style-name="T15">return</text:span><text:span text:style-name="T11"> L[i];<text:line-break/>}<text:line-break/><text:line-break/>print(X,N){<text:line-break/> <text:s/>i=</text:span><text:span text:style-name="T18">0</text:span><text:span text:style-name="T11">;<text:line-break/> <text:s/></text:span><text:span text:style-name="T15">while</text:span><text:span text:style-name="T11">(N[i]!=NIL){<text:line-break/> <text:s text:c="3"/>i=N[i];<text:line-break/> <text:s text:c="3"/>print X[i];<text:line-break/> <text:s/>}<text:line-break/>}<text:line-break/><text:line-break/>print_rec(X,N,i){<text:line-break/> <text:s/>print X[i];<text:line-break/> <text:s/></text:span><text:span text:style-name="T15">if</text:span><text:span text:style-name="T11">(N[i] != NIL)<text:line-break/> <text:s text:c="3"/>print_rec(X,N,N[i]);<text:line-break/>}</text:span></text:p>
          </table:table-cell>
        </table:table-row>
      </table:table>
      <text:p text:style-name="P16"><text:bookmark text:name="_pbf7ywluxzkv"/><text:soft-page-break/><text:span text:style-name="T22">Incremento e Reset AMMORTIZZATO</text:span></text:p>
      <table:table table:name="Table16" table:style-name="Table16">
        <table:table-column table:style-name="Table16.A"/>
        <text:soft-page-break/>
        <table:table-row table:style-name="Table16.1">
          <table:table-cell table:style-name="Table16.A1" office:value-type="string">
            <text:p text:style-name="P9"><text:span text:style-name="T11">Reset(A){<text:line-break/> <text:s/></text:span><text:span text:style-name="T15">for</text:span><text:span text:style-name="T11">(i=</text:span><text:span text:style-name="T18">0</text:span><text:span text:style-name="T11"> to last){<text:line-break/> <text:s text:c="3"/>A[i]=</text:span><text:span text:style-name="T18">0</text:span><text:span text:style-name="T11">;<text:line-break/> <text:s/>}<text:line-break/>}<text:line-break/><text:line-break/>Inc(A){<text:line-break/> <text:s/>i=</text:span><text:span text:style-name="T18">0</text:span><text:span text:style-name="T11">;<text:line-break/> <text:s/></text:span><text:span text:style-name="T15">while</text:span><text:span text:style-name="T11">(i &lt; k &amp;&amp; A[i]==</text:span><text:span text:style-name="T18">1</text:span><text:span text:style-name="T11">){<text:line-break/> <text:s text:c="3"/>A[i]=</text:span><text:span text:style-name="T18">0</text:span><text:span text:style-name="T11">;<text:line-break/> <text:s text:c="3"/>i++;<text:line-break/> <text:s/>}<text:line-break/> <text:s/></text:span><text:span text:style-name="T15">if</text:span><text:span text:style-name="T11">(i&lt;k){<text:line-break/> <text:s text:c="3"/>A[i]=</text:span><text:span text:style-name="T18">1</text:span><text:span text:style-name="T11">;<text:line-break/> <text:s text:c="3"/>A.last=max{i,A.last};<text:line-break/> <text:s/>}<text:line-break/>}</text:span></text:p>
          </table:table-cell>
        </table:table-row>
      </table:table>
      <text:p text:style-name="P15"><text:bookmark text:name="_js4hhdwigohi"/><text:soft-page-break/><text:span text:style-name="T22">Interval Partitioning Problem <text:line-break/></text:span><text:span text:style-name="T5">Date n lezioni A1, ..., An, ciascuna con il suo tempo di inizio si e fine fi scrivere un algoritmo per allocare tutte le lezioni in un numero minimo di aule.<text:line-break/>Problema risolvibile con algoritmo greedy ordinando le richieste da quella con tempo iniziale minore, nel set rimanente di lezioni sceglieremo sempre la prima con il tempo d’inizio minore di tutte le altre o in caso alternativo chiederemo una nuova risorsa(aula da utilizzare)</text:span></text:p>
      <table:table table:name="Table17" table:style-name="Table17">
        <table:table-column table:style-name="Table17.A"/>
        <text:soft-page-break/>
        <table:table-row table:style-name="Table17.1">
          <table:table-cell table:style-name="Table17.A1" office:value-type="string">
            <text:p text:style-name="P9"><text:span text:style-name="T11">AuleLezioniMinime(A,s,f){<text:line-break/> <text:s/>Aula d *=[];i=</text:span><text:span text:style-name="T18">0</text:span><text:span text:style-name="T11">;<text:line-break/> <text:s/></text:span><text:span text:style-name="T15">while</text:span><text:span text:style-name="T11">(!A.empty()){<text:line-break/> <text:s text:c="3"/>i=minAtt(A,s);<text:line-break/> <text:s text:c="3"/></text:span><text:span text:style-name="T15">if</text:span><text:span text:style-name="T11">(j = AssignAula(i,d)){<text:line-break/> <text:s text:c="3"/>d(j).push(A.remove(i));<text:line-break/> <text:s text:c="3"/>}</text:span><text:span text:style-name="T15">else</text:span><text:span text:style-name="T11">{<text:line-break/> <text:s text:c="3"/>d=[d; </text:span><text:span text:style-name="T15">new</text:span><text:span text:style-name="T11"> Aula()];<text:line-break/> <text:s text:c="3"/>d(d.length).push(A.remove(i));<text:line-break/> <text:s text:c="3"/>} <text:line-break/> <text:s/>}<text:line-break/>} </text:span></text:p>
          </table:table-cell>
        </table:table-row>
      </table:table>
      <text:p text:style-name="P1"><text:soft-page-break/><text:span text:style-name="T5">Definiamo A come il massimo numero di risorse in conflitto in ogni momento in A, è chiaro che ogni set di richieste A, il numero di richieste è almeno la profondità di A perchè le lezioni in conflitto devono sempre essere assegnate ad aule diverse.</text:span></text:p>
      <text:p text:style-name="P1"><text:span text:style-name="T5">Dimostriamo quindi per contraddizione che situazione con aule A e n pari al numero di Aule in A vogliamo dimostrare che l’algoritmo greedy almeno n+1 risorse il che vorrà dire avendo Aule ordinate in senso crescente per orario d’inizio quindi per la risorsa j avremo almeno almeno n risorse in conflitto ma siccome nel nostro caso abbiamo n+1 di profondità questo contraddice l’ipotesi dimostrando che l’uso di n risorse è ottimale.8</text:span></text:p>
      <text:p text:style-name="P15"><text:bookmark text:name="_8awhxd8n9puq"/><text:span text:style-name="T22">Esercizio File system</text:span></text:p>
      <text:p text:style-name="P1"><text:span text:style-name="T5">File disco</text:span></text:p>
      <text:p text:style-name="P1"><text:span text:style-name="T5">file dim f1,f2,...,fn</text:span></text:p>
      <text:p text:style-name="P1"><text:span text:style-name="T5">capacità d massima del disco</text:span></text:p>
      <text:p text:style-name="P1"><text:span text:style-name="T5">Obiettivo: massimizzare il numero di file memorizzati</text:span></text:p>
      <text:p text:style-name="P1"><text:span text:style-name="T5">Quindi assumendo f1 &lt;= f2 &lt;= ... &lt;= fn quindi ordinati in modo crescente</text:span></text:p>
      <table:table table:name="Table18" table:style-name="Table18">
        <table:table-column table:style-name="Table18.A"/>
        <text:soft-page-break/>
        <table:table-row table:style-name="Table18.1">
          <table:table-cell table:style-name="Table18.A1" office:value-type="string">
            <text:p text:style-name="P9"><text:span text:style-name="T11">Files(f,d,n){<text:line-break/> <text:s/>I=</text:span><text:span text:style-name="T18">0</text:span><text:span text:style-name="T11">;<text:line-break/> <text:s/>cap=d;<text:line-break/> <text:s/>i=</text:span><text:span text:style-name="T18">1</text:span><text:span text:style-name="T11">;<text:line-break/> <text:s/></text:span><text:span text:style-name="T15">while</text:span><text:span text:style-name="T11">(i &lt;= n &amp;&amp; cap &gt;= fi){<text:line-break/> <text:s text:c="3"/>I=I u {i};<text:line-break/> <text:s text:c="3"/>cap= cap - fi;<text:line-break/> <text:s text:c="3"/>i++;<text:line-break/> <text:s/>} <text:line-break/>}</text:span></text:p>
          </table:table-cell>
        </table:table-row>
      </table:table>
      <text:p text:style-name="P1"><text:soft-page-break/><text:span text:style-name="T5">Ora dobbiamo però dimostrare due cose:</text:span></text:p>
      <text:p text:style-name="P1"><text:span text:style-name="T4">1. sottostruttura ottima</text:span></text:p>
      <text:p text:style-name="P1"><text:span text:style-name="T5"><text:s text:c="2"/>dato insieme file F={f1,...,fn} e capacità d</text:span></text:p>
      <text:p text:style-name="P1"><text:span text:style-name="T5"><text:s text:c="2"/>con una soluzione I c {1,...,n} -&gt; ottima</text:span></text:p>
      <text:p text:style-name="P4"/>
      <text:p text:style-name="P1"><text:span text:style-name="T5"><text:s text:c="2"/>Vogliamo dire che I è fatta con una sottoscelta ottima del sottoproblema.</text:span></text:p>
      <text:p text:style-name="P1"><text:span text:style-name="T5"><text:s text:c="2"/>Quindi I!=0</text:span></text:p>
      <text:p text:style-name="P1"><text:span text:style-name="T5"><text:s text:c="2"/>w(I)=Sommatoria di fi &lt;= d</text:span></text:p>
      <text:p text:style-name="P1"><text:span text:style-name="T5"><text:s text:c="2"/>c(I)=|I| massimizzazione</text:span></text:p>
      <text:p text:style-name="P4"/>
      <text:p text:style-name="P1"><text:span text:style-name="T5"><text:s text:c="4"/>Dato k in I allora F'=F\{k} quindi d'=d-k allora I'=I\{k} è soluzione ottima.</text:span></text:p>
      <text:p text:style-name="P1"><text:span text:style-name="T5"><text:s text:c="4"/>Dato k in I allora F'=F\{k} quindi d'=d-k allora I'=I\{k} è soluzione ottima.</text:span></text:p>
      <text:p text:style-name="P1"><text:span text:style-name="T5"><text:s text:c="4"/>I' è soluzione per sottostruttura quindi</text:span></text:p>
      <text:p text:style-name="P1"><text:span text:style-name="T5"><text:s text:c="4"/>W(I')=Sommatoria fi = Sommatoria fi-fk &lt;= d-fk</text:span></text:p>
      <text:p text:style-name="P1"><text:span text:style-name="T5"><text:s text:c="24"/>= W(I) &lt;= d</text:span></text:p>
      <text:p text:style-name="P1"><text:span text:style-name="T5"><text:s text:c="4"/>I' è ottima per sottostruttura sia I' non ottima per sottostruttura.</text:span></text:p>
      <text:p text:style-name="P1"><text:span text:style-name="T5"><text:s text:c="4"/>=&gt; c'è I'' c {1,...,k-1,k+1,...,n} soluzione</text:span></text:p>
      <text:p text:style-name="P1"><text:span text:style-name="T5"><text:s text:c="4"/>tale che |I''|&gt;|I'| allora I''u{k} è soluzione per problema originale "migliore" di I</text:span></text:p>
      <text:p text:style-name="P1"><text:span text:style-name="T5"><text:s text:c="4"/>w(I''u{k}) &lt;= d </text:span></text:p>
      <text:p text:style-name="P1"><text:span text:style-name="T5"><text:s text:c="4"/>|I''u{k}|&gt;|I| </text:span></text:p>
      <text:p text:style-name="P1"><text:span text:style-name="T5"><text:s text:c="4"/></text:span></text:p>
      <text:p text:style-name="P1"><text:span text:style-name="T4">2. scelta greedy</text:span></text:p>
      <text:p text:style-name="P1"><text:span text:style-name="T5"><text:s text:c="2"/>n(i,d)= costo(numero di file) di soluzione ottima per {f1,...,fn} con spazio d</text:span></text:p>
      <text:p text:style-name="P1"><text:span text:style-name="T5"><text:s text:c="2"/>n(i,d)={ 0 <text:s text:c="7"/>se i=0</text:span></text:p>
      <text:p text:style-name="P1"><text:span text:style-name="T5"><text:s text:c="11"/>n(i-1,d) se i&gt;0 e fi &gt; d</text:span></text:p>
      <text:p text:style-name="P1"><text:span text:style-name="T5"><text:s text:c="10"/>max{n(i-1,d),n(i-1,d-fu)+1} se i&gt;0 e fi &lt;= d</text:span></text:p>
      <text:p text:style-name="P1"><text:span text:style-name="T5"><text:s text:c="9"/>}</text:span></text:p>
      <text:p text:style-name="P1"><text:span text:style-name="T5"><text:s text:c="2"/>Allora esiste ottima I c {1,...,n} tale che 1 in I</text:span></text:p>
      <text:p text:style-name="P1"><text:span text:style-name="T5"><text:s text:c="2"/>dim. sia I' una qualunque soluzione ottima e sia k in I'</text:span></text:p>
      <text:p text:style-name="P1"><text:span text:style-name="T5"><text:s text:c="2"/>allora I'\{k}u{1} è ottima</text:span></text:p>
      <text:p text:style-name="P4"/>
      <text:p text:style-name="P1"><text:span text:style-name="T5">Resto r con tagli 5,2,1 siccome sono limitati è possibile la scelta greedy</text:span></text:p>
      <text:p text:style-name="P4"/>
      <text:p text:style-name="P1"><text:span text:style-name="T4">ABR con attributo addizionale x.f = numero di foglie sottoalbero</text:span></text:p>
      <table:table table:name="Table19" table:style-name="Table19">
        <table:table-column table:style-name="Table19.A"/>
        <text:soft-page-break/>
        <table:table-row table:style-name="Table19.1">
          <table:table-cell table:style-name="Table19.A1" office:value-type="string">
            <text:p text:style-name="P9"><text:span text:style-name="T11">Insert(T,z){<text:line-break/> <text:s/>x=T.root;<text:line-break/> <text:s/>y=nil;<text:line-break/> <text:s/></text:span><text:span text:style-name="T15">while</text:span><text:span text:style-name="T11">(x!=nil){<text:line-break/> <text:s/>y=x;<text:line-break/> <text:s/></text:span><text:span text:style-name="T15">if</text:span><text:span text:style-name="T11">(z.key &lt; x.key)<text:line-break/> <text:s text:c="3"/>x=x.left;<text:line-break/> <text:s/></text:span><text:span text:style-name="T15">else</text:span><text:span text:style-name="T11">{<text:line-break/> <text:s text:c="3"/>y=y.left;<text:line-break/> <text:s text:c="3"/>z.p=y;<text:line-break/> <text:s text:c="3"/></text:span><text:span text:style-name="T15">if</text:span><text:span text:style-name="T11">(y==nil)<text:line-break/> <text:s text:c="5"/>T.root=z;<text:line-break/> <text:s text:c="3"/></text:span><text:span text:style-name="T15">else</text:span><text:span text:style-name="T11">{<text:line-break/> <text:s text:c="5"/></text:span><text:span text:style-name="T15">if</text:span><text:span text:style-name="T11">(z.key &lt; y.key)<text:line-break/> <text:s text:c="7"/>y.left=z;<text:line-break/> <text:s text:c="5"/></text:span><text:span text:style-name="T15">else</text:span><text:span text:style-name="T11"><text:line-break/> <text:s text:c="7"/>y.right=z;<text:line-break/> <text:s text:c="3"/>}<text:line-break/> <text:s text:c="3"/>z.f=</text:span><text:span text:style-name="T18">1</text:span><text:span text:style-name="T11">;<text:line-break/> <text:s/>}<text:line-break/> <text:s/>}<text:line-break/> <text:s/></text:span><text:span text:style-name="T15">if</text:span><text:span text:style-name="T11">(y.left != nil &amp;&amp; y.right != nil){<text:line-break/> <text:s text:c="3"/></text:span><text:span text:style-name="T15">while</text:span><text:span text:style-name="T11">(y!=nil){<text:line-break/> <text:s text:c="5"/>y.f=y.f+</text:span><text:span text:style-name="T18">1</text:span><text:span text:style-name="T11">;<text:line-break/> <text:s text:c="5"/>y=y.p;<text:line-break/> <text:s text:c="3"/>}<text:line-break/> <text:s/>}<text:line-break/>}</text:span></text:p>
          </table:table-cell>
        </table:table-row>
      </table:table>
      <text:p text:style-name="P4"><text:soft-page-break/></text:p>
      <text:p text:style-name="P1"><text:span text:style-name="T5">Esercizio hash aperto:</text:span></text:p>
      <text:p text:style-name="P1"><text:span text:style-name="T5">m=9</text:span></text:p>
      <text:p text:style-name="P1"><text:span text:style-name="T5">h1(k)=k mod n </text:span></text:p>
      <text:p text:style-name="P1"><text:span text:style-name="T5">h2(k)=1 + k mod(m-2)</text:span></text:p>
      <text:p text:style-name="P4"/>
      <text:p text:style-name="P1"><text:span text:style-name="T5">h(k,i)</text:span></text:p>
      <text:p text:style-name="P4"/>
      <text:p text:style-name="P1"><text:span text:style-name="T5">T(n)=T(n-2) + n^3</text:span></text:p>
      <text:p text:style-name="P1"><text:span text:style-name="T5">O(n^4) → metodo di sostituzione</text:span></text:p>
      <text:p text:style-name="P1"><text:span text:style-name="T5">T(n) &lt;= c*n con c&gt;0</text:span></text:p>
      <text:p text:style-name="P1"><text:span text:style-name="T5"><text:s/>T(n) &lt;= c(n-2)^4 + n^3</text:span></text:p>
      <text:p text:style-name="P1"><text:span text:style-name="T5">T(n) &lt;= c*n^3 (n-2)+n^3</text:span></text:p>
      <text:p text:style-name="P4"/>
      <text:p text:style-name="P1"><text:span text:style-name="T4">T albero buono e verificare se è completo</text:span></text:p>
      <table:table table:name="Table20" table:style-name="Table20">
        <table:table-column table:style-name="Table20.A"/>
        <text:soft-page-break/>
        <table:table-row table:style-name="Table20.1">
          <table:table-cell table:style-name="Table20.A1" office:value-type="string">
            <text:p text:style-name="P9"><text:span text:style-name="T11">Complete(x){</text:span><text:span text:style-name="T8">// --&gt; true/false e altezza</text:span><text:span text:style-name="T11"><text:line-break/> <text:s/></text:span><text:span text:style-name="T15">if</text:span><text:span text:style-name="T11">(x==nil){<text:line-break/> <text:s text:c="3"/></text:span><text:span text:style-name="T15">return</text:span><text:span text:style-name="T11"> </text:span><text:span text:style-name="T18">true</text:span><text:span text:style-name="T11">;<text:line-break/> <text:s/>}</text:span><text:span text:style-name="T15">else</text:span><text:span text:style-name="T11">{<text:line-break/> <text:s text:c="3"/></text:span><text:span text:style-name="T15">return</text:span><text:span text:style-name="T11"> </text:span><text:span text:style-name="T13">(</text:span><text:span text:style-name="T11">complete(x)&amp;&amp; complete(y));<text:line-break/> <text:s/>}<text:line-break/>}<text:line-break/><text:line-break/>complete(x){<text:line-break/> <text:s/></text:span><text:span text:style-name="T15">if</text:span><text:span text:style-name="T11">(x==nil){<text:line-break/> <text:s text:c="3"/></text:span><text:span text:style-name="T15">return</text:span><text:span text:style-name="T11"> </text:span><text:span text:style-name="T18">true</text:span><text:span text:style-name="T11">;<text:line-break/> <text:s/>}</text:span><text:span text:style-name="T15">else</text:span><text:span text:style-name="T11">{<text:line-break/> <text:s text:c="3"/>cleft, hleft = complete(x.left);<text:line-break/> <text:s text:c="3"/>cright, hright = complete(x.right);<text:line-break/> <text:s text:c="3"/>c= c.left and c.right and (hleft == hright);<text:line-break/> <text:s text:c="3"/>h= max{hleft,hright}+</text:span><text:span text:style-name="T18">1</text:span><text:span text:style-name="T11">;<text:line-break/> <text:s/>}<text:line-break/> <text:s/></text:span><text:span text:style-name="T15">return</text:span><text:span text:style-name="T11"> c,h;<text:line-break/>}</text:span></text:p>
          </table:table-cell>
        </table:table-row>
      </table:table>
      <text:p text:style-name="P4"><text:soft-page-break/></text:p>
      <text:p text:style-name="P4"/>
      <text:p text:style-name="P1"><text:span text:style-name="T4">ISMAXHEAP</text:span></text:p>
      <table:table table:name="Table21" table:style-name="Table21">
        <table:table-column table:style-name="Table21.A"/>
        <text:soft-page-break/>
        <table:table-row table:style-name="Table21.1">
          <table:table-cell table:style-name="Table21.A1" office:value-type="string">
            <text:p text:style-name="P9"><text:span text:style-name="T11">IsMaxHeap(A,n,i){<text:line-break/> <text:s/></text:span><text:span text:style-name="T15">if</text:span><text:span text:style-name="T11">(</text:span><text:span text:style-name="T18">2</text:span><text:span text:style-name="T11">*i+</text:span><text:span text:style-name="T20">2</text:span><text:span text:style-name="T13"> &gt; n</text:span><text:span text:style-name="T11">)<text:line-break/> <text:s text:c="3"/></text:span><text:span text:style-name="T15">return</text:span><text:span text:style-name="T11"> </text:span><text:span text:style-name="T18">true</text:span><text:span text:style-name="T11">;<text:line-break/> <text:s text:c="3"/><text:line-break/> <text:s/></text:span><text:span text:style-name="T15">if</text:span><text:span text:style-name="T11">(A[i]&gt;A[</text:span><text:span text:style-name="T18">2</text:span><text:span text:style-name="T11">*i] &amp;&amp; A[i]&gt;A[</text:span><text:span text:style-name="T18">2</text:span><text:span text:style-name="T11">*i+</text:span><text:span text:style-name="T18">1</text:span><text:span text:style-name="T11">]) <text:s/><text:line-break/> <text:s text:c="3"/></text:span><text:span text:style-name="T15">return</text:span><text:span text:style-name="T11"> (</text:span><text:span text:style-name="T13">IsMaxHeap</text:span><text:span text:style-name="T11">(A,n,i*</text:span><text:span text:style-name="T18">2</text:span><text:span text:style-name="T11">) &amp;&amp; </text:span><text:span text:style-name="T13">IsMaxHeap</text:span><text:span text:style-name="T11">(A,n,i*</text:span><text:span text:style-name="T18">2</text:span><text:span text:style-name="T11">));<text:line-break/> <text:s/></text:span><text:span text:style-name="T15">else</text:span><text:span text:style-name="T11"><text:line-break/> <text:s text:c="3"/></text:span><text:span text:style-name="T15">return</text:span><text:span text:style-name="T11"> </text:span><text:span text:style-name="T18">false</text:span><text:span text:style-name="T11">;<text:line-break/>}</text:span></text:p>
          </table:table-cell>
        </table:table-row>
      </table:table>
      <text:p text:style-name="P6"><text:soft-page-break/></text:p>
      <text:p text:style-name="P1"><text:span text:style-name="T4">ISPRIORITYQUE - MinHeap</text:span></text:p>
      <table:table table:name="Table22" table:style-name="Table22">
        <table:table-column table:style-name="Table22.A"/>
        <text:soft-page-break/>
        <table:table-row table:style-name="Table22.1">
          <table:table-cell table:style-name="Table22.A1" office:value-type="string">
            <text:p text:style-name="P9"><text:span text:style-name="T11">IsPriorityQue/IsMinHeap(A,n,i){<text:line-break/> <text:s/></text:span><text:span text:style-name="T15">if</text:span><text:span text:style-name="T11">(</text:span><text:span text:style-name="T18">2</text:span><text:span text:style-name="T11">*i+</text:span><text:span text:style-name="T18">2</text:span><text:span text:style-name="T11"> &gt; n)<text:line-break/> <text:s text:c="3"/></text:span><text:span text:style-name="T15">return</text:span><text:span text:style-name="T11"> </text:span><text:span text:style-name="T18">true</text:span><text:span text:style-name="T11">;<text:line-break/> <text:s text:c="3"/><text:line-break/> <text:s/></text:span><text:span text:style-name="T15">if</text:span><text:span text:style-name="T11">(A[i]&lt;A[</text:span><text:span text:style-name="T18">2</text:span><text:span text:style-name="T11">*i] &amp;&amp; A[i]&lt;A[</text:span><text:span text:style-name="T18">2</text:span><text:span text:style-name="T11">*i+</text:span><text:span text:style-name="T18">1</text:span><text:span text:style-name="T11">]) <text:s/><text:line-break/> <text:s text:c="3"/></text:span><text:span text:style-name="T15">return</text:span><text:span text:style-name="T11"> (IsMinHeap(A,n,i*</text:span><text:span text:style-name="T18">2</text:span><text:span text:style-name="T11">) &amp;&amp; IsMinHeap(A,n,i*</text:span><text:span text:style-name="T18">2</text:span><text:span text:style-name="T11">));<text:line-break/> <text:s/></text:span><text:span text:style-name="T15">else</text:span><text:span text:style-name="T11"><text:line-break/> <text:s text:c="3"/></text:span><text:span text:style-name="T15">return</text:span><text:span text:style-name="T11"> </text:span><text:span text:style-name="T18">false</text:span><text:span text:style-name="T11">;<text:line-break/>}</text:span></text:p>
          </table:table-cell>
        </table:table-row>
      </table:table>
      <text:p text:style-name="P6"><text:soft-page-break/></text:p>
      <text:p text:style-name="P1"><text:span text:style-name="T4">ISABR - albero ricerca binaria</text:span></text:p>
      <table:table table:name="Table23" table:style-name="Table23">
        <table:table-column table:style-name="Table23.A"/>
        <text:soft-page-break/>
        <table:table-row table:style-name="Table23.1">
          <table:table-cell table:style-name="Table23.A1" office:value-type="string">
            <text:p text:style-name="P9"><text:span text:style-name="T11">ISABR(A,n,i){<text:line-break/> <text:s/></text:span><text:span text:style-name="T15">if</text:span><text:span text:style-name="T11">(i&gt;n) </text:span><text:span text:style-name="T15">return</text:span><text:span text:style-name="T11"> </text:span><text:span text:style-name="T18">true</text:span><text:span text:style-name="T11">;<text:line-break/> <text:s/></text:span><text:span text:style-name="T15">else</text:span><text:span text:style-name="T11">{<text:line-break/> <text:s text:c="3"/>minL=MAX(A,n,</text:span><text:span text:style-name="T18">2</text:span><text:span text:style-name="T11">*i);<text:line-break/> <text:s text:c="3"/>maxR=MIN(A,n,</text:span><text:span text:style-name="T18">2</text:span><text:span text:style-name="T11">*i+</text:span><text:span text:style-name="T18">1</text:span><text:span text:style-name="T11">);<text:line-break/> <text:s text:c="3"/>okl=ISABR(A,n,</text:span><text:span text:style-name="T18">2</text:span><text:span text:style-name="T11">*i);<text:line-break/> <text:s text:c="3"/>okr=ISABR(A,n,</text:span><text:span text:style-name="T18">2</text:span><text:span text:style-name="T11">*i+</text:span><text:span text:style-name="T18">1</text:span><text:span text:style-name="T11">);<text:line-break/> <text:s text:c="3"/></text:span><text:span text:style-name="T15">return</text:span><text:span text:style-name="T11"> okl &amp;&amp; okr &amp;&amp; maxL &lt;= A[i] &amp;&amp; A[i] &lt;= minR;<text:line-break/> <text:s/>}<text:line-break/>}</text:span></text:p>
          </table:table-cell>
        </table:table-row>
      </table:table>
      <text:p text:style-name="P6"><text:soft-page-break/></text:p>
      <text:p text:style-name="P1"><text:span text:style-name="T4">ISARN - albero rosso nero</text:span></text:p>
      <table:table table:name="Table24" table:style-name="Table24">
        <table:table-column table:style-name="Table24.A"/>
        <text:soft-page-break/>
        <table:table-row table:style-name="Table24.1">
          <table:table-cell table:style-name="Table24.A1" office:value-type="string">
            <text:p text:style-name="P9"><text:span text:style-name="T11">IsARN(A, n, i) {<text:line-break/> <text:s text:c="3"/></text:span><text:span text:style-name="T15">if</text:span><text:span text:style-name="T11"> (</text:span><text:span text:style-name="T13">A</text:span><text:span text:style-name="T11"> == </text:span><text:span text:style-name="T18">NULL</text:span><text:span text:style-name="T11">) </text:span><text:span text:style-name="T15">return</text:span><text:span text:style-name="T11"> </text:span><text:span text:style-name="T18">1</text:span><text:span text:style-name="T11">;<text:line-break/> <text:s text:c="3"/></text:span><text:span text:style-name="T15">int</text:span><text:span text:style-name="T11"> leftBlackHeight = </text:span><text:span text:style-name="T13">IsARN</text:span><text:span text:style-name="T11">(</text:span><text:span text:style-name="T13">A[i]-&gt;left</text:span><text:span text:style-name="T11">);<text:line-break/> <text:s text:c="3"/></text:span><text:span text:style-name="T15">if</text:span><text:span text:style-name="T11"> (leftBlackHeight == </text:span><text:span text:style-name="T18">0</text:span><text:span text:style-name="T11">)<text:line-break/> <text:s text:c="5"/></text:span><text:span text:style-name="T15">return</text:span><text:span text:style-name="T11"> leftBlackHeight;<text:line-break/> <text:s text:c="3"/></text:span><text:span text:style-name="T15">int</text:span><text:span text:style-name="T11"> rightBlackHeight = </text:span><text:span text:style-name="T13">IsARN</text:span><text:span text:style-name="T11">(</text:span><text:span text:style-name="T13">A[i]-&gt;</text:span><text:span text:style-name="T11">right);<text:line-break/> <text:s text:c="3"/></text:span><text:span text:style-name="T15">if</text:span><text:span text:style-name="T11"> (rightBlackHeight == </text:span><text:span text:style-name="T18">0</text:span><text:span text:style-name="T11">)<text:line-break/> <text:s text:c="5"/></text:span><text:span text:style-name="T15">return</text:span><text:span text:style-name="T11"> rightBlackHeight;<text:line-break/> <text:s text:c="3"/></text:span><text:span text:style-name="T15">if</text:span><text:span text:style-name="T11"> (leftBlackHeight != rightBlackHeight)<text:line-break/> <text:s text:c="5"/></text:span><text:span text:style-name="T15">return</text:span><text:span text:style-name="T11"> </text:span><text:span text:style-name="T18">0</text:span><text:span text:style-name="T11">;</text:span><text:span text:style-name="T8">//altezza diversa quindi non rispetta proprietà</text:span><text:span text:style-name="T11"><text:line-break/> <text:s text:c="3"/></text:span><text:span text:style-name="T15">else</text:span><text:span text:style-name="T11"> <text:line-break/> <text:s text:c="5"/></text:span><text:span text:style-name="T15">return</text:span><text:span text:style-name="T11"> leftBlackHeight + </text:span><text:span text:style-name="T13">A[i]-&gt;</text:span><text:span text:style-name="T11">IsBlack() ? </text:span><text:span text:style-name="T18">1</text:span><text:span text:style-name="T11"> : </text:span><text:span text:style-name="T18">0</text:span><text:span text:style-name="T11">;<text:line-break/>}</text:span></text:p>
          </table:table-cell>
        </table:table-row>
      </table:table>
      <text:p text:style-name="P4"><text:soft-page-break/></text:p>
      <text:p text:style-name="P4"/>
      <text:p text:style-name="P6"/>
      <text:p text:style-name="P1"><text:span text:style-name="T4">SDEGREE</text:span></text:p>
      <text:p text:style-name="P1"><text:span text:style-name="T5">Fornire lo pseudocodice di una funzione sdegree(T) che calcola il grado di squilibrio dell'albero T (si possono utilizzare funzioni ricorsive di supporto).</text:span></text:p>
      <table:table table:name="Table25" table:style-name="Table25">
        <table:table-column table:style-name="Table25.A"/>
        <text:soft-page-break/>
        <table:table-row table:style-name="Table25.1">
          <table:table-cell table:style-name="Table25.A1" office:value-type="string">
            <text:p text:style-name="P9"><text:span text:style-name="T11">sdegree(T){<text:line-break/></text:span><text:span text:style-name="T15">if</text:span><text:span text:style-name="T11">(T.left == </text:span><text:span text:style-name="T18">NULL</text:span><text:span text:style-name="T11"> &amp;&amp; T.right == </text:span><text:span text:style-name="T18">NULL</text:span><text:span text:style-name="T11">) </text:span><text:span text:style-name="T15">return</text:span><text:span text:style-name="T11"> </text:span><text:span text:style-name="T18">0</text:span><text:span text:style-name="T11">;<text:line-break/> i=sdegree_ric(T.left)-sdegree_ric(T.right);<text:line-break/> l=sdegree(T.left);<text:line-break/> r=sdegree(T.right);<text:line-break/> max=i;<text:line-break/></text:span><text:span text:style-name="T15">if</text:span><text:span text:style-name="T11">(l&gt;i)<text:line-break/> <text:s/>max=l;<text:line-break/></text:span><text:span text:style-name="T15">if</text:span><text:span text:style-name="T11">(r&gt;i)<text:line-break/> <text:s/>max=r;<text:line-break/></text:span><text:span text:style-name="T15">return</text:span><text:span text:style-name="T11"> max;<text:line-break/>}<text:line-break/>sdegree_ric(T){<text:line-break/></text:span><text:span text:style-name="T15">if</text:span><text:span text:style-name="T11">(T.key == </text:span><text:span text:style-name="T18">NULL</text:span><text:span text:style-name="T11">) </text:span><text:span text:style-name="T15">return</text:span><text:span text:style-name="T11"> </text:span><text:span text:style-name="T18">0</text:span><text:span text:style-name="T11">;<text:line-break/> <text:s/></text:span><text:span text:style-name="T15">return</text:span><text:span text:style-name="T11"> T.key+(sdegree_ric(T.left) + sdegree_ric(T.right));<text:line-break/>}</text:span></text:p>
          </table:table-cell>
        </table:table-row>
      </table:table>
      <text:p text:style-name="P4"><text:soft-page-break/></text:p>
      <text:p text:style-name="P1"><text:span text:style-name="T4">BANCONOTE MINIMO N</text:span></text:p>
      <text:p text:style-name="P1"><text:span text:style-name="T5">Si supponga di dover pagare una certa somma s. Per farlo si hanno a disposizione le</text:span></text:p>
      <text:p text:style-name="P1"><text:span text:style-name="T5">banconote b1; : : : ; bn ciascuna di valore v1; : : : ; vn. Si vuole determinare, se esiste, un insieme di banconote</text:span></text:p>
      <text:p text:style-name="P1"><text:span text:style-name="T5">bi1 ; : : : ; bik che totalizzi esattamente la somma richiesta e che minimizzi il numero k di banconote utilizzate.</text:span></text:p>
      <table:table table:name="Table26" table:style-name="Table26">
        <table:table-column table:style-name="Table26.A"/>
        <text:soft-page-break/>
        <table:table-row table:style-name="Table26.1">
          <table:table-cell table:style-name="Table26.A1" office:value-type="string">
            <text:p text:style-name="P9"><text:span text:style-name="T11">banconote(S,V,n){<text:line-break/> <text:s/></text:span><text:span text:style-name="T15">for</text:span><text:span text:style-name="T11">(j=</text:span><text:span text:style-name="T18">0</text:span><text:span text:style-name="T11"> to n){<text:line-break/> <text:s text:c="3"/>c[S',j]=</text:span><text:span text:style-name="T18">-1</text:span><text:span text:style-name="T11">;<text:line-break/> <text:s/>}<text:line-break/> <text:s/></text:span><text:span text:style-name="T15">return</text:span><text:span text:style-name="T11"> banconote_ric(S,v,n,c);<text:line-break/>}<text:line-break/>banconote_ric(S,v,j,c){<text:line-break/> <text:s/></text:span><text:span text:style-name="T15">if</text:span><text:span text:style-name="T11">(c[S',j]==</text:span><text:span text:style-name="T18">-1</text:span><text:span text:style-name="T11">){<text:line-break/> <text:s text:c="3"/></text:span><text:span text:style-name="T15">if</text:span><text:span text:style-name="T11">(S'==</text:span><text:span text:style-name="T18">0</text:span><text:span text:style-name="T11">)<text:line-break/> <text:s text:c="5"/>C[S',j]=</text:span><text:span text:style-name="T18">0</text:span><text:span text:style-name="T11">;<text:line-break/> <text:s text:c="3"/></text:span><text:span text:style-name="T15">else</text:span><text:span text:style-name="T11"> </text:span><text:span text:style-name="T15">if</text:span><text:span text:style-name="T11">(j==</text:span><text:span text:style-name="T18">0</text:span><text:span text:style-name="T11">)<text:line-break/> <text:s text:c="5"/>C[S',j]=-infinito;<text:line-break/> <text:s text:c="3"/></text:span><text:span text:style-name="T15">else</text:span><text:span text:style-name="T11"> <text:s/></text:span><text:span text:style-name="T15">if</text:span><text:span text:style-name="T11">(j &gt; </text:span><text:span text:style-name="T18">0</text:span><text:span text:style-name="T11"> &amp;&amp; v[j] &lt;= S')<text:line-break/> <text:s text:c="5"/>C[S',j]=min{banconote_ric(S'-v[j],j</text:span><text:span text:style-name="T18">-1</text:span><text:span text:style-name="T11">),banconote_ric(S',j</text:span><text:span text:style-name="T18">-1</text:span><text:span text:style-name="T11">)}<text:line-break/> <text:s text:c="3"/></text:span><text:span text:style-name="T15">else</text:span><text:span text:style-name="T11"><text:line-break/> <text:s text:c="5"/>C[S',j]=banconote_ric(S',j</text:span><text:span text:style-name="T18">-1</text:span><text:span text:style-name="T11">);<text:line-break/> <text:s/>}<text:line-break/> <text:s/></text:span><text:span text:style-name="T15">return</text:span><text:span text:style-name="T11"> C[S',j];<text:line-break/>}</text:span></text:p>
          </table:table-cell>
        </table:table-row>
      </table:table>
      <text:p text:style-name="P4"><text:soft-page-break/></text:p>
      <text:p text:style-name="P1"><text:span text:style-name="T4">MassimoPalindrome</text:span></text:p>
      <table:table table:name="Table27" table:style-name="Table27">
        <table:table-column table:style-name="Table27.A"/>
        <text:soft-page-break/>
        <table:table-row table:style-name="Table27.1">
          <table:table-cell table:style-name="Table27.A1" office:value-type="string">
            <text:p text:style-name="P9"><text:span text:style-name="T11">MaxPalindroma(S){<text:line-break/> <text:s/>n=S.length;<text:line-break/> <text:s/></text:span><text:span text:style-name="T15">for</text:span><text:span text:style-name="T11">(i=</text:span><text:span text:style-name="T18">1</text:span><text:span text:style-name="T11"> to n){<text:line-break/> <text:s text:c="3"/>l[i,i</text:span><text:span text:style-name="T18">-1</text:span><text:span text:style-name="T11">]=</text:span><text:span text:style-name="T18">0</text:span><text:span text:style-name="T11">;<text:line-break/> <text:s text:c="3"/>l[i,i]=</text:span><text:span text:style-name="T18">0</text:span><text:span text:style-name="T11">;<text:line-break/> <text:s text:c="3"/>b[i,i]=i;<text:line-break/> <text:s/>}<text:line-break/> <text:s/></text:span><text:span text:style-name="T15">for</text:span><text:span text:style-name="T11">(len = </text:span><text:span text:style-name="T18">1</text:span><text:span text:style-name="T11"> to n)<text:line-break/> <text:s text:c="3"/></text:span><text:span text:style-name="T15">for</text:span><text:span text:style-name="T11">(i=</text:span><text:span text:style-name="T18">1</text:span><text:span text:style-name="T11"> to n-len+</text:span><text:span text:style-name="T18">1</text:span><text:span text:style-name="T11">){ </text:span><text:span text:style-name="T8">//=(n^2 con ciclo len e i)</text:span><text:span text:style-name="T11"><text:line-break/> <text:s text:c="5"/></text:span><text:span text:style-name="T15">if</text:span><text:span text:style-name="T11">(S[i]==S[j] &amp;&amp; l[i+</text:span><text:span text:style-name="T18">1</text:span><text:span text:style-name="T11">,j</text:span><text:span text:style-name="T18">-1</text:span><text:span text:style-name="T11">]==j-i+</text:span><text:span text:style-name="T18">1</text:span><text:span text:style-name="T11">){<text:line-break/> <text:s text:c="7"/>l[i,j]=l[i+</text:span><text:span text:style-name="T18">1</text:span><text:span text:style-name="T11">,j</text:span><text:span text:style-name="T18">-1</text:span><text:span text:style-name="T11">]+</text:span><text:span text:style-name="T18">2</text:span><text:span text:style-name="T11">; b[i,j]=i;<text:line-break/> <text:s text:c="5"/>}<text:line-break/> <text:s text:c="5"/></text:span><text:span text:style-name="T15">else</text:span><text:span text:style-name="T11">{<text:line-break/> <text:s text:c="7"/></text:span><text:span text:style-name="T15">if</text:span><text:span text:style-name="T11">(l[i+</text:span><text:span text:style-name="T18">1</text:span><text:span text:style-name="T11">,j]&gt;=l[i,j</text:span><text:span text:style-name="T18">-1</text:span><text:span text:style-name="T11">]){<text:line-break/> <text:s text:c="9"/>l[i,j]=l[i+</text:span><text:span text:style-name="T18">1</text:span><text:span text:style-name="T11">,j];<text:line-break/> <text:s text:c="9"/>b[i,j]=b[i+</text:span><text:span text:style-name="T18">1</text:span><text:span text:style-name="T11">,j];<text:line-break/> <text:s text:c="7"/>}<text:line-break/> <text:s text:c="7"/></text:span><text:span text:style-name="T15">else</text:span><text:span text:style-name="T11">{<text:line-break/> <text:s text:c="9"/>l[i,j]=l[i,j</text:span><text:span text:style-name="T18">-1</text:span><text:span text:style-name="T11">];<text:line-break/> <text:s text:c="9"/>b[i,j]=b[i,j</text:span><text:span text:style-name="T18">-1</text:span><text:span text:style-name="T11">];<text:line-break/> <text:s text:c="5"/>}<text:line-break/> <text:s text:c="3"/>}<text:line-break/> <text:s/></text:span><text:span text:style-name="T15">return</text:span><text:span text:style-name="T11"> l[</text:span><text:span text:style-name="T18">1</text:span><text:span text:style-name="T11">,n];<text:line-break/>}</text:span></text:p>
          </table:table-cell>
        </table:table-row>
      </table:table>
      <text:p text:style-name="P1"><text:soft-page-break/><text:span text:style-name="T4">MaxPath</text:span></text:p>
      <table:table table:name="Table28" table:style-name="Table28">
        <table:table-column table:style-name="Table28.A"/>
        <text:soft-page-break/>
        <table:table-row table:style-name="Table28.1">
          <table:table-cell table:style-name="Table28.A1" office:value-type="string">
            <text:p text:style-name="P9"><text:span text:style-name="T11">MaxPath(T){<text:line-break/></text:span><text:span text:style-name="T15">if</text:span><text:span text:style-name="T11">(T.root == </text:span><text:span text:style-name="T18">NULL</text:span><text:span text:style-name="T11">) <text:line-break/> <text:s/></text:span><text:span text:style-name="T15">return</text:span><text:span text:style-name="T11"> </text:span><text:span text:style-name="T18">0</text:span><text:span text:style-name="T11">;<text:line-break/></text:span><text:span text:style-name="T15">else</text:span><text:span text:style-name="T11"> </text:span><text:span text:style-name="T15">if</text:span><text:span text:style-name="T11">(T.left == </text:span><text:span text:style-name="T18">NULL</text:span><text:span text:style-name="T11"> &amp;&amp; T.right == </text:span><text:span text:style-name="T18">NULL</text:span><text:span text:style-name="T11">)<text:line-break/> <text:s/></text:span><text:span text:style-name="T15">return</text:span><text:span text:style-name="T11"> </text:span><text:span text:style-name="T18">0</text:span><text:span text:style-name="T11">;<text:line-break/></text:span><text:span text:style-name="T15">else</text:span><text:span text:style-name="T11"><text:line-break/> <text:s/></text:span><text:span text:style-name="T15">return</text:span><text:span text:style-name="T11"> max{MaxPathRic(T.left),MaxPathRic(T.right)};<text:line-break/>}<text:line-break/><text:line-break/>MaxPathRic(x){<text:line-break/></text:span><text:span text:style-name="T15">if</text:span><text:span text:style-name="T11">(x == </text:span><text:span text:style-name="T18">NULL</text:span><text:span text:style-name="T11">) <text:line-break/> <text:s/></text:span><text:span text:style-name="T15">return</text:span><text:span text:style-name="T11"> </text:span><text:span text:style-name="T18">0</text:span><text:span text:style-name="T11">;<text:line-break/></text:span><text:span text:style-name="T15">else</text:span><text:span text:style-name="T11"> </text:span><text:span text:style-name="T15">if</text:span><text:span text:style-name="T11">(T.left == </text:span><text:span text:style-name="T18">NULL</text:span><text:span text:style-name="T11"> &amp;&amp; T.right == </text:span><text:span text:style-name="T18">NULL</text:span><text:span text:style-name="T11">)<text:line-break/> <text:s/></text:span><text:span text:style-name="T15">return</text:span><text:span text:style-name="T11"> x.key;<text:line-break/></text:span><text:span text:style-name="T15">else</text:span><text:span text:style-name="T11"><text:line-break/> <text:s/></text:span><text:span text:style-name="T15">return</text:span><text:span text:style-name="T11"> x.key+max{MaxPathRic(x.left),MaxPathRic(x.right)};<text:line-break/>}</text:span></text:p>
          </table:table-cell>
        </table:table-row>
      </table:table>
      <text:p text:style-name="P4"><text:soft-page-break/></text:p>
      <text:p text:style-name="P1"><text:span text:style-name="T4">Struttura dati OrderedStack</text:span></text:p>
      <text:p text:style-name="P1"><text:span text:style-name="T5">OEmpty(S)</text:span></text:p>
      <text:p text:style-name="P1"><text:span text:style-name="T5">OPop(S)</text:span></text:p>
      <text:p text:style-name="P1"><text:span text:style-name="T5">OTop(S)</text:span></text:p>
      <text:p text:style-name="P1"><text:span text:style-name="T5">OPush(S,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8" meta:image-count="0" meta:object-count="0" meta:page-count="57" meta:paragraph-count="185" meta:word-count="2346" meta:character-count="16758" meta:non-whitespace-character-count="13445"/>
    <meta:generator>LibreOfficeDev/5.1.0.3$Linux_X86_64 LibreOffice_project/</meta:generator>
  </office:meta>
</office:document-meta>
</file>